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" svg:font-family="Lohi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wiss" style:font-pitch="variable"/>
    <style:font-face style:name="Noto Sans Devanagari2" svg:font-family="'Noto Sans Devanagari'" style:font-adornments="Regular" style:font-family-generic="swiss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401cm" style:rel-column-width="5398*"/>
    </style:style>
    <style:style style:name="Table1.B" style:family="table-column">
      <style:table-column-properties style:column-width="3.803cm" style:rel-column-width="14660*"/>
    </style:style>
    <style:style style:name="Table1.C" style:family="table-column">
      <style:table-column-properties style:column-width="4.995cm" style:rel-column-width="19256*"/>
    </style:style>
    <style:style style:name="Table1.D" style:family="table-column">
      <style:table-column-properties style:column-width="3.401cm" style:rel-column-width="13109*"/>
    </style:style>
    <style:style style:name="Table1.E" style:family="table-column">
      <style:table-column-properties style:column-width="3.401cm" style:rel-column-width="13112*"/>
    </style:style>
    <style:style style:name="Table1.A1" style:family="table-cell">
      <style:table-cell-properties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0.919cm" style:rel-column-width="521*"/>
    </style:style>
    <style:style style:name="Table2.B" style:family="table-column">
      <style:table-column-properties style:column-width="5.173cm" style:rel-column-width="2933*"/>
    </style:style>
    <style:style style:name="Table2.D" style:family="table-column">
      <style:table-column-properties style:column-width="5.734cm" style:rel-column-width="3251*"/>
    </style:style>
    <style:style style:name="Table2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1c8822" officeooo:paragraph-rsid="001c8822"/>
    </style:style>
    <style:style style:name="P2" style:family="paragraph" style:parent-style-name="Text_20_body">
      <style:text-properties officeooo:rsid="001c8822" officeooo:paragraph-rsid="001c8822"/>
    </style:style>
    <style:style style:name="P3" style:family="paragraph" style:parent-style-name="Text_20_body">
      <style:text-properties officeooo:paragraph-rsid="001c8822"/>
    </style:style>
    <style:style style:name="P4" style:family="paragraph" style:parent-style-name="Text_20_body">
      <style:text-properties officeooo:paragraph-rsid="001f7c51"/>
    </style:style>
    <style:style style:name="P5" style:family="paragraph" style:parent-style-name="Standard">
      <style:text-properties officeooo:paragraph-rsid="001945ca"/>
    </style:style>
    <style:style style:name="P6" style:family="paragraph" style:parent-style-name="Standard">
      <style:paragraph-properties fo:text-align="center" style:justify-single-word="false"/>
      <style:text-properties officeooo:paragraph-rsid="001945ca"/>
    </style:style>
    <style:style style:name="P7" style:family="paragraph" style:parent-style-name="Standard">
      <style:text-properties officeooo:paragraph-rsid="001b46ee"/>
    </style:style>
    <style:style style:name="P8" style:family="paragraph" style:parent-style-name="Standard">
      <style:text-properties officeooo:rsid="001e3472" officeooo:paragraph-rsid="001e3472"/>
    </style:style>
    <style:style style:name="P9" style:family="paragraph" style:parent-style-name="Text_20_body">
      <style:text-properties officeooo:paragraph-rsid="00210710"/>
    </style:style>
    <style:style style:name="P10" style:family="paragraph" style:parent-style-name="Text_20_body">
      <style:text-properties officeooo:rsid="00210710" officeooo:paragraph-rsid="00210710"/>
    </style:style>
    <style:style style:name="P11" style:family="paragraph" style:parent-style-name="Text_20_body">
      <style:text-properties officeooo:paragraph-rsid="00226f09"/>
    </style:style>
    <style:style style:name="P12" style:family="paragraph" style:parent-style-name="Text_20_body">
      <style:text-properties officeooo:rsid="00226f09" officeooo:paragraph-rsid="00226f09"/>
    </style:style>
    <style:style style:name="P13" style:family="paragraph" style:parent-style-name="Text_20_body">
      <style:text-properties officeooo:rsid="0022f590" officeooo:paragraph-rsid="0022f590"/>
    </style:style>
    <style:style style:name="P14" style:family="paragraph" style:parent-style-name="Text_20_body">
      <style:text-properties officeooo:rsid="0023c228" officeooo:paragraph-rsid="0023c228"/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Heading_20_2">
      <style:text-properties officeooo:paragraph-rsid="001c8822"/>
    </style:style>
    <style:style style:name="P17" style:family="paragraph" style:parent-style-name="Heading_20_2">
      <style:text-properties officeooo:rsid="001c8822" officeooo:paragraph-rsid="001c8822"/>
    </style:style>
    <style:style style:name="P18" style:family="paragraph" style:parent-style-name="Heading_20_2">
      <style:text-properties officeooo:paragraph-rsid="001f7c51"/>
    </style:style>
    <style:style style:name="P19" style:family="paragraph" style:parent-style-name="Heading_20_2">
      <style:text-properties officeooo:paragraph-rsid="0024774e"/>
    </style:style>
    <style:style style:name="P20" style:family="paragraph" style:parent-style-name="Heading_20_2">
      <style:text-properties officeooo:paragraph-rsid="002bb882"/>
    </style:style>
    <style:style style:name="P21" style:family="paragraph" style:parent-style-name="Standard">
      <style:paragraph-properties fo:text-align="center" style:justify-single-word="false"/>
      <style:text-properties officeooo:rsid="001945ca" officeooo:paragraph-rsid="001945ca"/>
    </style:style>
    <style:style style:name="P22" style:family="paragraph" style:parent-style-name="Standard">
      <style:paragraph-properties fo:text-align="center" style:justify-single-word="false"/>
      <style:text-properties officeooo:rsid="001945ca" officeooo:paragraph-rsid="002d29a8"/>
    </style:style>
    <style:style style:name="P23" style:family="paragraph" style:parent-style-name="Standard">
      <style:text-properties officeooo:rsid="002d29a8" officeooo:paragraph-rsid="002d29a8" style:font-name-complex="Noto Sans Devanagari1"/>
    </style:style>
    <style:style style:name="P24" style:family="paragraph" style:parent-style-name="Standard">
      <style:paragraph-properties fo:text-align="center" style:justify-single-word="false"/>
      <style:text-properties officeooo:rsid="002e7571" officeooo:paragraph-rsid="002e7571"/>
    </style:style>
    <style:style style:name="P25" style:family="paragraph" style:parent-style-name="Standard">
      <style:paragraph-properties fo:text-align="center" style:justify-single-word="false"/>
      <style:text-properties officeooo:paragraph-rsid="00300f11"/>
    </style:style>
    <style:style style:name="P26" style:family="paragraph" style:parent-style-name="Text_20_body">
      <style:text-properties officeooo:rsid="0027b222" officeooo:paragraph-rsid="0027b222" style:font-name-complex="Noto Sans Devanagari1"/>
    </style:style>
    <style:style style:name="P27" style:family="paragraph" style:parent-style-name="Text_20_body">
      <style:paragraph-properties style:writing-mode="lr-tb"/>
      <style:text-properties officeooo:rsid="0027b222" officeooo:paragraph-rsid="0027b222" style:font-name-complex="Noto Sans Devanagari1"/>
    </style:style>
    <style:style style:name="P28" style:family="paragraph" style:parent-style-name="Text_20_body">
      <style:text-properties officeooo:rsid="0027b222" officeooo:paragraph-rsid="0025a483" style:font-name-complex="Noto Sans Devanagari1"/>
    </style:style>
    <style:style style:name="P29" style:family="paragraph" style:parent-style-name="Text_20_body">
      <style:paragraph-properties style:writing-mode="lr-tb"/>
      <style:text-properties officeooo:rsid="0027b222" officeooo:paragraph-rsid="0025a483" style:font-name-complex="Noto Sans Devanagari1"/>
    </style:style>
    <style:style style:name="P30" style:family="paragraph" style:parent-style-name="Text_20_body">
      <style:text-properties officeooo:rsid="0027b222" officeooo:paragraph-rsid="00299f35" style:font-name-complex="Noto Sans Devanagari1"/>
    </style:style>
    <style:style style:name="P31" style:family="paragraph" style:parent-style-name="Text_20_body">
      <style:text-properties officeooo:rsid="0027b222" officeooo:paragraph-rsid="0029d9e0" style:font-name-complex="Noto Sans Devanagari1"/>
    </style:style>
    <style:style style:name="P32" style:family="paragraph" style:parent-style-name="Text_20_body">
      <style:paragraph-properties style:writing-mode="lr-tb"/>
      <style:text-properties officeooo:rsid="0027b222" officeooo:paragraph-rsid="0029d9e0" style:font-name-complex="Noto Sans Devanagari1"/>
    </style:style>
    <style:style style:name="P33" style:family="paragraph" style:parent-style-name="Text_20_body">
      <style:text-properties officeooo:rsid="0027b222" officeooo:paragraph-rsid="002bb183" style:font-name-complex="Noto Sans Devanagari1"/>
    </style:style>
    <style:style style:name="P34" style:family="paragraph" style:parent-style-name="Text_20_body">
      <style:paragraph-properties style:writing-mode="lr-tb"/>
      <style:text-properties officeooo:rsid="0027b222" officeooo:paragraph-rsid="002bb882" style:font-name-complex="Noto Sans Devanagari1"/>
    </style:style>
    <style:style style:name="P35" style:family="paragraph" style:parent-style-name="Text_20_body">
      <style:text-properties officeooo:rsid="0027b222" officeooo:paragraph-rsid="002bb882" style:font-name-complex="Noto Sans Devanagari1"/>
    </style:style>
    <style:style style:name="P36" style:family="paragraph" style:parent-style-name="Text_20_body">
      <style:text-properties officeooo:rsid="0027b222" officeooo:paragraph-rsid="002d29a8" style:font-name-complex="Noto Sans Devanagari1"/>
    </style:style>
    <style:style style:name="P37" style:family="paragraph" style:parent-style-name="Text_20_body">
      <style:text-properties officeooo:rsid="002bb183" officeooo:paragraph-rsid="002bb183" style:font-name-complex="Noto Sans Devanagari1"/>
    </style:style>
    <style:style style:name="P38" style:family="paragraph" style:parent-style-name="Text_20_body">
      <style:text-properties officeooo:rsid="00336daf" officeooo:paragraph-rsid="00336daf" style:font-name-complex="Noto Sans Devanagari1"/>
    </style:style>
    <style:style style:name="P39" style:family="paragraph" style:parent-style-name="Text_20_body">
      <style:text-properties officeooo:paragraph-rsid="0025a483"/>
    </style:style>
    <style:style style:name="P40" style:family="paragraph" style:parent-style-name="Text_20_body">
      <style:text-properties fo:color="#000000" loext:opacity="100%" officeooo:paragraph-rsid="0029d9e0"/>
    </style:style>
    <style:style style:name="P41" style:family="paragraph" style:parent-style-name="Text_20_body">
      <style:text-properties officeooo:paragraph-rsid="002bb183"/>
    </style:style>
    <style:style style:name="P42" style:family="paragraph" style:parent-style-name="Text_20_body">
      <style:text-properties officeooo:rsid="002bb183" officeooo:paragraph-rsid="002bb183"/>
    </style:style>
    <style:style style:name="P43" style:family="paragraph" style:parent-style-name="Text_20_body">
      <style:text-properties officeooo:paragraph-rsid="002bb882"/>
    </style:style>
    <style:style style:name="P44" style:family="paragraph" style:parent-style-name="Text_20_body">
      <style:paragraph-properties style:writing-mode="lr-tb"/>
      <style:text-properties officeooo:paragraph-rsid="002bb882"/>
    </style:style>
    <style:style style:name="T1" style:family="text">
      <style:text-properties officeooo:rsid="001945ca"/>
    </style:style>
    <style:style style:name="T2" style:family="text">
      <style:text-properties officeooo:rsid="001a77f2"/>
    </style:style>
    <style:style style:name="T3" style:family="text">
      <style:text-properties officeooo:rsid="001aeddb"/>
    </style:style>
    <style:style style:name="T4" style:family="text">
      <style:text-properties officeooo:rsid="001b46ee"/>
    </style:style>
    <style:style style:name="T5" style:family="text">
      <style:text-properties officeooo:rsid="001c882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d7291"/>
    </style:style>
    <style:style style:name="T8" style:family="text">
      <style:text-properties officeooo:rsid="001f7c51"/>
    </style:style>
    <style:style style:name="T9" style:family="text">
      <style:text-properties officeooo:rsid="00210710"/>
    </style:style>
    <style:style style:name="T10" style:family="text">
      <style:text-properties officeooo:rsid="000400e1"/>
    </style:style>
    <style:style style:name="T11" style:family="text">
      <style:text-properties fo:color="#c9211e" loext:opacity="100%"/>
    </style:style>
    <style:style style:name="T12" style:family="text">
      <style:text-properties fo:color="#c9211e" loext:opacity="100%" officeooo:rsid="00299f35"/>
    </style:style>
    <style:style style:name="T13" style:family="text">
      <style:text-properties officeooo:rsid="00226f09"/>
    </style:style>
    <style:style style:name="T14" style:family="text">
      <style:text-properties officeooo:rsid="0024774e"/>
    </style:style>
    <style:style style:name="T15" style:family="text">
      <style:text-properties officeooo:rsid="0027b222" style:font-name-complex="Noto Sans Devanagari1"/>
    </style:style>
    <style:style style:name="T16" style:family="text">
      <style:text-properties officeooo:rsid="0029d9e0" style:font-name-complex="Noto Sans Devanagari1"/>
    </style:style>
    <style:style style:name="T17" style:family="text">
      <style:text-properties officeooo:rsid="002bb183" style:font-name-complex="Noto Sans Devanagari1"/>
    </style:style>
    <style:style style:name="T18" style:family="text">
      <style:text-properties officeooo:rsid="002bb882" style:font-name-complex="Noto Sans Devanagari1"/>
    </style:style>
    <style:style style:name="T19" style:family="text">
      <style:text-properties officeooo:rsid="00299f35"/>
    </style:style>
    <style:style style:name="T20" style:family="text">
      <style:text-properties officeooo:rsid="0029d9e0"/>
    </style:style>
    <style:style style:name="T21" style:family="text">
      <style:text-properties officeooo:rsid="002bb183"/>
    </style:style>
    <style:style style:name="T22" style:family="text">
      <style:text-properties fo:color="#000000" loext:opacity="100%" officeooo:rsid="00210710"/>
    </style:style>
    <style:style style:name="T23" style:family="text">
      <style:text-properties fo:language="ru" fo:country="RU"/>
    </style:style>
    <style:style style:name="T24" style:family="text">
      <style:text-properties officeooo:rsid="002bb882"/>
    </style:style>
    <style:style style:name="T25" style:family="text">
      <style:text-properties officeooo:rsid="002d29a8"/>
    </style:style>
    <style:style style:name="T26" style:family="text">
      <style:text-properties officeooo:rsid="00300f11"/>
    </style:style>
    <style:style style:name="T27" style:family="text">
      <style:text-properties officeooo:rsid="0031e566"/>
    </style:style>
    <style:style style:name="T28" style:family="text">
      <style:text-properties officeooo:rsid="0032c5b4"/>
    </style:style>
    <style:style style:name="T29" style:family="text">
      <style:text-properties officeooo:rsid="00336da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5"><text:a xlink:type="simple" xlink:href="#__RefHeading___Toc1668_1964848676" text:style-name="Index_20_Link" text:visited-style-name="Index_20_Link">1.<text:tab/>1</text:a></text:p>
          <text:p text:style-name="P15"><text:a xlink:type="simple" xlink:href="#__RefHeading___Toc1668_1964848676%20Copy%201" text:style-name="Index_20_Link" text:visited-style-name="Index_20_Link">3.<text:tab/>1</text:a></text:p>
          <text:p text:style-name="P15"><text:a xlink:type="simple" xlink:href="#__RefHeading___Toc1670_1964848676%20Copy%201" text:style-name="Index_20_Link" text:visited-style-name="Index_20_Link">4<text:tab/>1</text:a></text:p>
          <text:p text:style-name="P15"><text:a xlink:type="simple" xlink:href="#__RefHeading___Toc1670_1964848676%20Copy%202" text:style-name="Index_20_Link" text:visited-style-name="Index_20_Link">5<text:tab/>3</text:a></text:p>
          <text:p text:style-name="P15"><text:a xlink:type="simple" xlink:href="#__RefHeading___Toc1670_1964848676" text:style-name="Index_20_Link" text:visited-style-name="Index_20_Link">6<text:tab/>3</text:a></text:p>
          <text:p text:style-name="P15"><text:a xlink:type="simple" xlink:href="#__RefHeading___Toc1670_1964848676%20Copy%203" text:style-name="Index_20_Link" text:visited-style-name="Index_20_Link">7<text:tab/>5</text:a></text:p>
          <text:p text:style-name="P15"><text:a xlink:type="simple" xlink:href="#__RefHeading___Toc1668_1964848676%20Copy%202" text:style-name="Index_20_Link" text:visited-style-name="Index_20_Link">8.<text:tab/>10</text:a></text:p>
        </text:index-body>
      </text:table-of-content>
      <text:p text:style-name="P1"/>
      <text:p text:style-name="P1"/>
      <text:p text:style-name="P1"/>
      <text:h text:style-name="Heading_20_2" text:outline-level="2"><text:bookmark-start text:name="__RefHeading___Toc1668_1964848676"/>1.<text:bookmark-end text:name="__RefHeading___Toc1668_1964848676"/></text:h>
      <text:p text:style-name="P1">Transliterate the following words into devanāgarī.</text:p>
      <text:p text:style-name="P1"/>
      <text:p text:style-name="P1">गुरुः रामायणम् महाभारतम् रामः सीता योगः उपनिषद् अशोकः राधा सोमः हस्तिनापुरम् स्वयंवरः कुरुक्षेत्रम् इनद्रः माता प्रमाणम् मोक्षः मैत्री नृपतिः संस्कृतम् व्याघ्रः कामसूत्रम् संजयः कालिदासः धर्मः</text:p>
      <text:h text:style-name="P16" text:outline-level="2"><text:bookmark-start text:name="__RefHeading___Toc1668_1964848676 Copy 1"/><text:span text:style-name="T5">3</text:span>.<text:bookmark-end text:name="__RefHeading___Toc1668_1964848676 Copy 1"/></text:h>
      <text:p text:style-name="P3">1) Translate into English.</text:p>
      <text:p text:style-name="P3">१) गच्छति विशति च । <text:span text:style-name="T5">идёт и заходит</text:span></text:p>
      <text:p text:style-name="P3">२) किम् इच्छति । <text:span text:style-name="T5">что хочет?</text:span></text:p>
      <text:p text:style-name="P3">३) पुनर् लिखति । <text:span text:style-name="T5">Опять пишет</text:span></text:p>
      <text:p text:style-name="P3">४) अत्र तत्र च । <text:span text:style-name="T5">здесь и там</text:span></text:p>
      <text:p text:style-name="P3">५) न गच्छति । <text:span text:style-name="T5">не идет</text:span></text:p>
      <text:p text:style-name="P3">६) स्मरति लिखति च । <text:span text:style-name="T5">вспоминает и записывает</text:span></text:p>
      <text:p text:style-name="P3">७) अपि गच्छति विशति वा । <text:span text:style-name="T5">идет и заходит?</text:span></text:p>
      <text:p text:style-name="P3">८) न स्मरति न च बोधति । <text:span text:style-name="T5">не помнит и не понимает</text:span></text:p>
      <text:p text:style-name="P3">९) न स्मरति न बोधति च । <text:span text:style-name="T5">не помнит и не понимает</text:span></text:p>
      <text:p text:style-name="P3">१०) अपि न बोधति । <text:span text:style-name="T5">не понимает?</text:span></text:p>
      <text:p text:style-name="P3">११) किम् हरति । <text:span text:style-name="T5">что берёт?</text:span></text:p>
      <text:h text:style-name="P17" text:outline-level="2"><text:bookmark-start text:name="__RefHeading___Toc1670_1964848676 Copy 1"/>4<text:bookmark-end text:name="__RefHeading___Toc1670_1964848676 Copy 1"/></text:h>
      <text:p text:style-name="P2">1) Conjugate the following verbs in the present indicative active.</text:p>
      <text:p text:style-name="P2">√मुच् - मुञ्चति (VI)</text:p>
      <text:p text:style-name="P2">√विश् - विशति ((VI)</text:p>
      <text:p text:style-name="P2"><text:soft-page-break/>√हृष् - हृष्यति (IV)</text:p>
      <text:p text:style-name="P2">√स्मृ - स्मरति (I)</text:p>
      <text:p text:style-name="P2">√बुध् - बोधति (I)</text:p>
      <text:p text:style-name="P2"/>
      <text:p text:style-name="P2">Transliterate, identify and translate the following forms.</text:p>
      <text:p text:style-name="P2">१) बोधति <text:s/>- 3p, sg, √बुध्, просыпаться\понимать - просыпается</text:p>
      <text:p text:style-name="P2">२) भरथ – 2p, pl, √भृ, нести\держать – несёт\держит </text:p>
      <text:p text:style-name="P2">३) हरसि - 2p, sg, √हृ, брать - берёшь</text:p>
      <text:p text:style-name="P2">४) विशावः - 1p, du, √विश्, входить\проникать – мы (двое) входим</text:p>
      <text:p text:style-name="P2">५) स्मरन्ति - 3p, pl, √स्मृ, помнить - помнят</text:p>
      <text:p text:style-name="P2">६) क्षिपथ – 2p, pl, √क्षिप्, бросать - бросаете</text:p>
      <text:p text:style-name="P2">७) स्निह्यतः - 3p, du, √स्निह्, любить – они (двое) любят</text:p>
      <text:p text:style-name="P2">८) मुञ्चथः - 2p, du, √मुच्, освобождать – вы (двое) освобождаетесь</text:p>
      <text:p text:style-name="P2">९) भरामि - 1p, sg, √भृ, нести\держать - несу\держу</text:p>
      <text:p text:style-name="P2">१०) हृष्यथ – 2p, pl, √हृष्, радоваться - радуетесь</text:p>
      <text:p text:style-name="P2">११) क्षिपतः - 3p, du, √क्षिप्, бросать – они (двое) бросают</text:p>
      <text:p text:style-name="P2">१२) विशामः - 1p, pl, √विश्, входить - входим</text:p>
      <text:p text:style-name="P2">१३) लुम्पन्ति - 3p, pl, √लुप् грабить - грабят</text:p>
      <text:p text:style-name="P2">१४) विन्दावः - 1p, du, √विद, находить – мы (двое) находим</text:p>
      <text:p text:style-name="P2">१५) स्निह्यामः - 1p, pl, √स्निह्, любить – любим</text:p>
      <text:p text:style-name="P2">१६) पश्यथ – 3p, du, √दृश्, смотреть – они (двое) смотрят</text:p>
      <text:p text:style-name="P2">१७) स्मरावः - 1p, du, √स्मृ, помнить – мы (двое) помним</text:p>
      <text:p text:style-name="P2">१८) लिखथ – 2p, pl, √लिख, писать – вы пишете</text:p>
      <text:p text:style-name="P2">१९) पश्यसि - 2p, sg, √दृश्, смотреть - смотришь</text:p>
      <text:p text:style-name="P2"/>
      <text:p text:style-name="P2">3) Translate into English (it will help to insert pronouns such as ‘it’ or ‘them’ where ­necessary).</text:p>
      <text:p text:style-name="P2">१) विन्दामि हृष्यामि च । нахожу и радуюсь</text:p>
      <text:p text:style-name="P2">२) अपि भरसि भरति वा । держишь или держит? </text:p>
      <text:p text:style-name="P2">३) स्निह्यामि न तु स्निह्यसि । не люблю но любишь</text:p>
      <text:p text:style-name="P2"><text:soft-page-break/>४) किम् अत्र विशतः । Кто (вдвоем) сюда заходит</text:p>
      <text:p text:style-name="P2">५) न तु बोधसि । но не понимаешь</text:p>
      <text:p text:style-name="P2">६) अत्र विशावः तत्र च विशथः । мы (вдвоем) сюда заходим, а туда вы (двое) заходите</text:p>
      <text:p text:style-name="P2">७) अपि पुनर् स्मरथ । опять вспоминаете?</text:p>
      <text:p text:style-name="P2">८) विशामि न तु पश्यसि । захожу но не видишь</text:p>
      <text:p text:style-name="P2">९) विशामः । किं न पश्यसि । мы заходим. Почему не видишь?</text:p>
      <text:p text:style-name="P2"/>
      <text:h text:style-name="P17" text:outline-level="2"><text:bookmark-start text:name="__RefHeading___Toc1670_1964848676 Copy 2"/>5<text:bookmark-end text:name="__RefHeading___Toc1670_1964848676 Copy 2"/></text:h>
      <text:p text:style-name="P1"/>
      <text:p text:style-name="P1">2) Read and transliterate the following. Using the context of each sentence, guess the case/form</text:p>
      <text:p text:style-name="P1">of the words in bold. Translate the entire sentence. Remember: words in the vocabulary were</text:p>
      <text:p text:style-name="P1">given in the nominative case. In the Ntr, Nom and Acc are identical.</text:p>
      <text:p text:style-name="P1">१) बालः <text:span text:style-name="T6">अश्वं</text:span> मुञ्चति । ребёнок лошадь отпускает.</text:p>
      <text:p text:style-name="P1">२) एवं नरः बालं पुरे विन्दति ।так человек ребёнка в городе находит.</text:p>
      <text:p text:style-name="P1">३) बालः एव अश्वेन सह पुरं प्रति गच्छति । ребёнок только с конём к городу идёт</text:p>
      <text:p text:style-name="P1">४) किं ग्रामं प्रति भरन्ति । <text:span text:style-name="T7">что к деревне везут?</text:span></text:p>
      <text:p text:style-name="P1">५) नरा: गृहं विशन्ति ।люди в деревню заходят</text:p>
      <text:p text:style-name="P1">६) सिंह: व्याघ्रः च नरस्य गृहं प्रति गच्छतः । лев и тигр к дому людей идут</text:p>
      <text:p text:style-name="P1">७) ग्रामात् नरः बालः च पुरं प्रति गच्छतः । из деревни человек с ребёнком к городу идёт</text:p>
      <text:p text:style-name="P1">८) नरः बाले स्निह्यति । человек ребёнка любит</text:p>
      <text:p text:style-name="P1">९) अपि सिंह: क्षेत्रात् वनं प्रति गच्छति । лев из поля к лесу идёт?</text:p>
      <text:p text:style-name="P1">१०) बालः अश्वेन विना ग्रामं विशति । ребёнок без коня в деревню заходит.</text:p>
      <text:p text:style-name="P1"/>
      <text:h text:style-name="Heading_20_2" text:outline-level="2"><text:bookmark-start text:name="__RefHeading___Toc1670_1964848676"/>6<text:bookmark-end text:name="__RefHeading___Toc1670_1964848676"/></text:h>
      <text:p text:style-name="Standard"/>
      <text:p text:style-name="Standard">EXERCISES</text:p>
      <text:p text:style-name="Standard"/>
      <text:p text:style-name="Standard">1) Recite or write down the following paradigms.</text:p>
      <text:p text:style-name="Standard"><text:tab/><text:tab/></text:p>
      <text:p text:style-name="P5">a) the sG of गुण-</text:p>
      <text:p text:style-name="P5">b) the du of श<text:span text:style-name="T1">्लोक- </text:span></text:p>
      <text:p text:style-name="P5">c) the pl of <text:span text:style-name="T1">दूत</text:span>-</text:p>
      <text:p text:style-name="P5">d) the pl of फल-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1">Nom</text:p>
          </table:table-cell>
          <table:table-cell table:style-name="Table1.A1" office:value-type="string">
            <text:p text:style-name="P21">गुणः</text:p>
          </table:table-cell>
          <table:table-cell table:style-name="Table1.A1" office:value-type="string">
            <text:p text:style-name="P21">श्लोकौ</text:p>
          </table:table-cell>
          <table:table-cell table:style-name="Table1.A1" office:value-type="string">
            <text:p text:style-name="P21">दूताः</text:p>
          </table:table-cell>
          <table:table-cell table:style-name="Table1.A1" office:value-type="string">
            <text:p text:style-name="P6">फल<text:span text:style-name="T1">ानि</text:span></text:p>
          </table:table-cell>
        </table:table-row>
        <table:table-row>
          <table:table-cell table:style-name="Table1.A1" office:value-type="string">
            <text:p text:style-name="P21">Voc</text:p>
          </table:table-cell>
          <table:table-cell table:style-name="Table1.A1" office:value-type="string">
            <text:p text:style-name="P21">गुण</text:p>
          </table:table-cell>
          <table:table-cell table:style-name="Table1.A1" office:value-type="string">
            <text:p text:style-name="P21">श्लोकौ</text:p>
          </table:table-cell>
          <table:table-cell table:style-name="Table1.A1" office:value-type="string">
            <text:p text:style-name="P21">दूताः</text:p>
          </table:table-cell>
          <table:table-cell table:style-name="Table1.A1" office:value-type="string">
            <text:p text:style-name="P6">फल<text:span text:style-name="T1">ानि</text:span></text:p>
          </table:table-cell>
        </table:table-row>
        <table:table-row>
          <table:table-cell table:style-name="Table1.A1" office:value-type="string">
            <text:p text:style-name="P21">Acc</text:p>
          </table:table-cell>
          <table:table-cell table:style-name="Table1.A1" office:value-type="string">
            <text:p text:style-name="P21">गुणम्</text:p>
          </table:table-cell>
          <table:table-cell table:style-name="Table1.A1" office:value-type="string">
            <text:p text:style-name="P21">श्लोकौ</text:p>
          </table:table-cell>
          <table:table-cell table:style-name="Table1.A1" office:value-type="string">
            <text:p text:style-name="P21">दूतान्</text:p>
          </table:table-cell>
          <table:table-cell table:style-name="Table1.A1" office:value-type="string">
            <text:p text:style-name="P6">फल<text:span text:style-name="T1">ानि</text:span></text:p>
          </table:table-cell>
        </table:table-row>
        <table:table-row>
          <table:table-cell table:style-name="Table1.A1" office:value-type="string">
            <text:p text:style-name="P21">Inst</text:p>
          </table:table-cell>
          <table:table-cell table:style-name="Table1.A1" office:value-type="string">
            <text:p text:style-name="P21">गुणेन</text:p>
          </table:table-cell>
          <table:table-cell table:style-name="Table1.A1" office:value-type="string">
            <text:p text:style-name="P21">श्लोकाभ्याम्</text:p>
          </table:table-cell>
          <table:table-cell table:style-name="Table1.A1" office:value-type="string">
            <text:p text:style-name="P21">दूतै:</text:p>
          </table:table-cell>
          <table:table-cell table:style-name="Table1.A1" office:value-type="string">
            <text:p text:style-name="P6">फल<text:span text:style-name="T1">ैः</text:span></text:p>
          </table:table-cell>
        </table:table-row>
        <table:table-row>
          <table:table-cell table:style-name="Table1.A1" office:value-type="string">
            <text:p text:style-name="P21">Dat</text:p>
          </table:table-cell>
          <table:table-cell table:style-name="Table1.A1" office:value-type="string">
            <text:p text:style-name="P21">गुणाय</text:p>
          </table:table-cell>
          <table:table-cell table:style-name="Table1.A1" office:value-type="string">
            <text:p text:style-name="P21">श्लोकाभ्याम्</text:p>
          </table:table-cell>
          <table:table-cell table:style-name="Table1.A1" office:value-type="string">
            <text:p text:style-name="P21">दूतेभैः</text:p>
          </table:table-cell>
          <table:table-cell table:style-name="Table1.A1" office:value-type="string">
            <text:p text:style-name="P6">फल<text:span text:style-name="T1">ेभैः</text:span></text:p>
          </table:table-cell>
        </table:table-row>
        <table:table-row>
          <table:table-cell table:style-name="Table1.A1" office:value-type="string">
            <text:p text:style-name="P21">Abl</text:p>
          </table:table-cell>
          <table:table-cell table:style-name="Table1.A1" office:value-type="string">
            <text:p text:style-name="P21">गुणात्</text:p>
          </table:table-cell>
          <table:table-cell table:style-name="Table1.A1" office:value-type="string">
            <text:p text:style-name="P21">श्लोकाभ्याम्</text:p>
          </table:table-cell>
          <table:table-cell table:style-name="Table1.A1" office:value-type="string">
            <text:p text:style-name="P21">दूतेभैः</text:p>
          </table:table-cell>
          <table:table-cell table:style-name="Table1.A1" office:value-type="string">
            <text:p text:style-name="P6">फल<text:span text:style-name="T1">ेभैः</text:span></text:p>
          </table:table-cell>
        </table:table-row>
        <text:soft-page-break/>
        <table:table-row>
          <table:table-cell table:style-name="Table1.A1" office:value-type="string">
            <text:p text:style-name="P21">Gen</text:p>
          </table:table-cell>
          <table:table-cell table:style-name="Table1.A1" office:value-type="string">
            <text:p text:style-name="P21">गुणस्य</text:p>
          </table:table-cell>
          <table:table-cell table:style-name="Table1.A1" office:value-type="string">
            <text:p text:style-name="P21">श्लोकाभ्याम्</text:p>
          </table:table-cell>
          <table:table-cell table:style-name="Table1.A1" office:value-type="string">
            <text:p text:style-name="P21">दूतानाम्</text:p>
          </table:table-cell>
          <table:table-cell table:style-name="Table1.A1" office:value-type="string">
            <text:p text:style-name="P6">फल<text:span text:style-name="T1">ानाम्</text:span></text:p>
          </table:table-cell>
        </table:table-row>
        <table:table-row>
          <table:table-cell table:style-name="Table1.A1" office:value-type="string">
            <text:p text:style-name="P21">Loc</text:p>
          </table:table-cell>
          <table:table-cell table:style-name="Table1.A1" office:value-type="string">
            <text:p text:style-name="P21">गुणे</text:p>
          </table:table-cell>
          <table:table-cell table:style-name="Table1.A1" office:value-type="string">
            <text:p text:style-name="P21">श्लोकयोः</text:p>
          </table:table-cell>
          <table:table-cell table:style-name="Table1.A1" office:value-type="string">
            <text:p text:style-name="P21">दूतेषु</text:p>
          </table:table-cell>
          <table:table-cell table:style-name="Table1.A1" office:value-type="string">
            <text:p text:style-name="P6">फल<text:span text:style-name="T1">ेषु</text:span></text:p>
          </table:table-cell>
        </table:table-row>
      </table:table>
      <text:p text:style-name="P5"/>
      <text:p text:style-name="P5"/>
      <text:p text:style-name="Standard">१) पुरुषेण - <text:span text:style-name="T2">m, sg, Instr (человеком)</text:span></text:p>
      <text:p text:style-name="Standard">२) दू<text:span text:style-name="T2">त - m, sg, Voc (о, гонец)</text:span></text:p>
      <text:p text:style-name="Standard">३) युद<text:span text:style-name="T2">्धे - n, sg, Loc (в битве)</text:span></text:p>
      <text:p text:style-name="Standard">४) नृपा<text:span text:style-name="T2">त् - m, sg, Abl (от царя)</text:span></text:p>
      <text:p text:style-name="Standard">५) वेदाय – <text:span text:style-name="T2">m, sg, Dat (Веде)</text:span></text:p>
      <text:p text:style-name="Standard">६) क्<text:span text:style-name="T2">षेत्राणि - n, pl, Nom/Acc (поля)</text:span></text:p>
      <text:p text:style-name="Standard">७) व्य<text:span text:style-name="T2">ाघ्रैः - m, pl, Instr (тиграми)</text:span></text:p>
      <text:p text:style-name="Standard">८) वचनेषु - <text:span text:style-name="T2">n, pl, Loc (в словах)</text:span></text:p>
      <text:p text:style-name="Standard">९) शूरस्य – <text:span text:style-name="T2">m, sg, Gen (героя)</text:span></text:p>
      <text:p text:style-name="Standard">१०) बालान् - <text:span text:style-name="T2">m, pl, Acc (мальчиков)</text:span></text:p>
      <text:p text:style-name="Standard">११) ईश्<text:span text:style-name="T2">वरः - m, sg, Nom (владыка) </text:span></text:p>
      <text:p text:style-name="Standard">१२) गुणैः - <text:span text:style-name="T2">m, pl, Instr (качествами)</text:span></text:p>
      <text:p text:style-name="Standard">१३) फलेन - <text:span text:style-name="T2">n, sg, Instr (плодом)</text:span></text:p>
      <text:p text:style-name="Standard">१४) सुखौ नरौ - <text:span text:style-name="T2">m, du, Nom/Acc/Voc (два хороших человека) </text:span></text:p>
      <text:p text:style-name="Standard">१५) वनम् - <text:span text:style-name="T2">n, sg, Nom/Acc (лес)</text:span> </text:p>
      <text:p text:style-name="Standard">१६) क्<text:span text:style-name="T2">षत्रियैः - m, pl, Instr (кшатриями)</text:span></text:p>
      <text:p text:style-name="Standard">१७) पुरुष – <text:span text:style-name="T2">m, sg, Voc (о, человек)</text:span></text:p>
      <text:p text:style-name="Standard">१८) जनान् - <text:span text:style-name="T2">m, sg, Acc (человека)</text:span> </text:p>
      <text:p text:style-name="Standard">१९) ध<text:span text:style-name="T2">र्मात् - m, sg, Abl (от дхармы)</text:span></text:p>
      <text:p text:style-name="Standard">२०) <text:span text:style-name="T2">झा</text:span>नेन – <text:span text:style-name="T2">n, sg, Instr (знанием)</text:span></text:p>
      <text:p text:style-name="Standard">२१) दू<text:span text:style-name="T2">तम् - m, sg, Acc (вестника)</text:span></text:p>
      <text:p text:style-name="Standard">२२) श्<text:span text:style-name="T2">लो</text:span>कानाम् - <text:span text:style-name="T2">m, pl, Gen (шлок)</text:span></text:p>
      <text:p text:style-name="Standard">२३) पुत्राणाम् - <text:span text:style-name="T2">m, pl, Gen (сыновей)</text:span></text:p>
      <text:p text:style-name="Standard">२४) <text:span text:style-name="T2">मित्रयोः - m, du, Loc (в (двух) друзьях)</text:span></text:p>
      <text:p text:style-name="Standard">२५) गृ<text:span text:style-name="T2">हात – n/m, sg, Abl (из дома)</text:span></text:p>
      <text:p text:style-name="Standard">२६) ईश्<text:span text:style-name="T2">वरा</text:span>य – <text:span text:style-name="T2">n, sg, Dat (владыке)</text:span></text:p>
      <text:p text:style-name="Standard">२७) बालेन <text:span text:style-name="T2">प्रि</text:span>येण – <text:span text:style-name="T2">m, sg, Instr (милым ребёнком)</text:span></text:p>
      <text:p text:style-name="Standard"/>
      <text:p text:style-name="Standard">3) Identify the case that Sanskrit would use for the English expressions below, and translate</text:p>
      <text:p text:style-name="Standard">them into Sanskrit.</text:p>
      <text:p text:style-name="Standard">a) of the masters – <text:span text:style-name="T4">m, pl, Gen - ईश्वरानाम्</text:span></text:p>
      <text:p text:style-name="Standard">b) through knowledge – <text:span text:style-name="T4">n, sg, Instr - झनेन</text:span></text:p>
      <text:p text:style-name="Standard">c) in a forest – <text:span text:style-name="T4">n, sg, Loc - वने</text:span></text:p>
      <text:p text:style-name="Standard">d) (I see) a lion – <text:span text:style-name="T4">m, sg, Acc - सिंहम्</text:span></text:p>
      <text:p text:style-name="Standard">e) through fame – <text:span text:style-name="T4">m, sg, Instr - श्लोकेन</text:span></text:p>
      <text:p text:style-name="Standard">f) two words (were said) – <text:span text:style-name="T4">n, du, Nom - </text:span>वचन<text:span text:style-name="T4">े</text:span></text:p>
      <text:p text:style-name="Standard">g) the lion (roars) – <text:span text:style-name="T4">m, sg, Nom - सिंहः</text:span></text:p>
      <text:p text:style-name="Standard">h) o evil master! <text:s/>- <text:span text:style-name="T4">m, sg, Voc – पाप ईश्वर</text:span></text:p>
      <text:p text:style-name="Standard">i) to the city – <text:span text:style-name="T4">n, sg, Acc - </text:span>नगरम्/पुरम्</text:p>
      <text:p text:style-name="Standard">j) for (the sake of) a reward – <text:span text:style-name="T4">n, sg, Gen - फलस्य</text:span></text:p>
      <text:p text:style-name="Standard">k) because of the fight – <text:span text:style-name="T4">n, sg, Abl - युद्धात्</text:span></text:p>
      <text:p text:style-name="P7">l) in the two fields – <text:span text:style-name="T4">n, du, Loc - </text:span>क्<text:span text:style-name="T2">षेत्रा</text:span><text:span text:style-name="T4">योः</text:span></text:p>
      <text:p text:style-name="Standard"><text:soft-page-break/>m) boys! - <text:span text:style-name="T4">m, pl, Voc - बालाः</text:span></text:p>
      <text:p text:style-name="P7">n) from the two houses – <text:span text:style-name="T4">n/m, du, Abl - गृ</text:span><text:span text:style-name="T2">ह</text:span><text:span text:style-name="T4">ाभ्याम्</text:span></text:p>
      <text:p text:style-name="P7">o) in the cities – <text:span text:style-name="T4">n, pl, Loc - नगरेषु/पुरेषु</text:span></text:p>
      <text:p text:style-name="Standard">p) for the people – <text:span text:style-name="T4">m, pl, Dat - जनेभ्यः</text:span></text:p>
      <text:p text:style-name="Standard"/>
      <text:p text:style-name="Standard"><text:span text:style-name="T3">4) </text:span>Translate into English.</text:p>
      <text:p text:style-name="Standard">Note: In sentences of the type ‘A is B’, Sanskrit often does not use a form of ‘to be’. In the English</text:p>
      <text:p text:style-name="Standard">translation, a form of this verb may thus need to be inserted. For example: +House big. –› The</text:p>
      <text:p text:style-name="Standard">house is big. Also, Sanskrit prose typically puts genitives in front of nouns they depend on (as</text:p>
      <text:p text:style-name="Standard">in the English ‘the master’s (genitive) voice (main/“head” noun)’); verbs tend to appear last in</text:p>
      <text:p text:style-name="Standard">a sentence. (See below for a more detailed account of this.)</text:p>
      <text:p text:style-name="Standard">१) ईश्रस्य गृहं व<text:span text:style-name="T4">ि</text:span>शामः । <text:span text:style-name="T4">во владыки дом заходим.</text:span></text:p>
      <text:p text:style-name="Standard">२) बालः ईश्रस्य गृहे क<text:span text:style-name="T7">िं</text:span> करोति । <text:span text:style-name="T4">Ребёнок во владыки доме </text:span><text:span text:style-name="T7">что делает?</text:span></text:p>
      <text:p text:style-name="Standard">३) बालौ अश्<text:span text:style-name="T7">भ्यां</text:span> सह वनं व<text:span text:style-name="T7">ि</text:span>श<text:span text:style-name="T7">तः</text:span> । <text:span text:style-name="T7">два ребёнка с двумя лошадьми в лес заходят.</text:span></text:p>
      <text:p text:style-name="Standard">४) बालाः पुरुषस्य वचनान<text:span text:style-name="T7">ि</text:span> बोधन्त हृष्यन्त<text:span text:style-name="T7">ि</text:span> च । <text:span text:style-name="T7">Дети человека слова понимают и принимают.</text:span></text:p>
      <text:p text:style-name="Standard">५) ईश्र क<text:span text:style-name="T7">ि</text:span>म् इच्छस<text:span text:style-name="T7">ि</text:span> । <text:span text:style-name="T7">чего владыка желаешь?</text:span></text:p>
      <text:p text:style-name="Standard">६) बालः देवस्य गुणान् स्मरति । <text:span text:style-name="T7">ребёнок бога качества помнит.</text:span></text:p>
      <text:p text:style-name="Standard">७) शूरौ युद्<text:span text:style-name="T7">धात्</text:span> म<text:span text:style-name="T7">ि</text:span>त्रं भर<text:span text:style-name="T7">तः</text:span> । <text:span text:style-name="T7">два героя от битвы друга удерживают.</text:span></text:p>
      <text:p text:style-name="Standard">८) देवः अत्र वने इति बालः बोधति । <text:span text:style-name="T7">бог здесь в лесу, так ребёнок понимает.</text:span></text:p>
      <text:p text:style-name="Standard">९) नृपाय जनाः बालाः इव <text:span text:style-name="T7">परि</text:span>याः । <text:span text:style-name="T7">царю люди детям подобно любимы.</text:span></text:p>
      <text:p text:style-name="Standard">१०) अप<text:span text:style-name="T7">ि</text:span> बालस्य म<text:span text:style-name="T7">ि</text:span>त्राण<text:span text:style-name="T7">ि</text:span> शूराण<text:span text:style-name="T7">ि</text:span> पापान<text:span text:style-name="T7">ि</text:span> वा । <text:span text:style-name="T7">ребёнка друзья герои или злодеи?</text:span></text:p>
      <text:p text:style-name="Standard">११) अश्<text:span text:style-name="T7">वः</text:span> नरं बालौ च वनाि् नगरं <text:span text:style-name="T7">प्र</text:span>ति भरति । <text:span text:style-name="T7">Конь человека и двух детей из леса к городу везёт.</text:span></text:p>
      <text:p text:style-name="Standard">१२) शूराः नराः अप<text:span text:style-name="T7">ि</text:span> स<text:span text:style-name="T7">िं</text:span>हौ वने पश्यथ । <text:span text:style-name="T7">Герои люди даже двух львов в лесу вы видите </text:span></text:p>
      <text:p text:style-name="Standard">१३) बालः म<text:span text:style-name="T7">ि</text:span>त्रस्य वचनान<text:span text:style-name="T7">ि</text:span> न स्मरति । <text:span text:style-name="T7">ребёнок друга слова не помнит.</text:span></text:p>
      <text:p text:style-name="Standard">१४) अ<text:span text:style-name="T7">श्वः</text:span> युद्<text:span text:style-name="T7">धात्</text:span> हृष्यन्त इति शूरः बोधति ।<text:span text:style-name="T7">конь в битве получен, так герой понимает.</text:span></text:p>
      <text:p text:style-name="Standard">२५) अप<text:span text:style-name="T7">ि</text:span> नरः अश्<text:span text:style-name="T7">वः</text:span> च व्यघ्<text:span text:style-name="T7">रा</text:span>न् पश्य<text:span text:style-name="T7">तः</text:span> । <text:span text:style-name="T7">человек и конь тигров видят (оба)</text:span></text:p>
      <text:p text:style-name="Standard">१६) ईश्राः पापानां नराणाम् अश्<text:span text:style-name="T7">वान्</text:span> हर<text:span text:style-name="T7">न्ति</text:span> गृहान् च लुम्पन<text:span text:style-name="T7">्ति</text:span> ।<text:span text:style-name="T7">владыки злых людей лошадей забирают и дома грабят.</text:span></text:p>
      <text:p text:style-name="Standard">१७) वृक्<text:span text:style-name="T7">षे</text:span> एव फलान<text:span text:style-name="T7">ि</text:span> पश्याम<text:span text:style-name="T7">ि</text:span> । <text:span text:style-name="T7">на дереве лишь плоды вижу.</text:span></text:p>
      <text:p text:style-name="Standard">१८) इह युद्<text:span text:style-name="T7">धे</text:span> पापान् शूरान् च जनान् पश्याम<text:span text:style-name="T7">ि</text:span> ।<text:span text:style-name="T7">здесь в битве злодеев и героев-людей вижу.</text:span></text:p>
      <text:p text:style-name="Standard"/>
      <text:p text:style-name="Standard">The Order of Life on Earth</text:p>
      <text:p text:style-name="Standard">द्विविधानि इह भूतानि त्रसानि स्थावराणि च</text:p>
      <text:p text:style-name="P8">Два вида здесь существ есть – движущиеся и неподвижные</text:p>
      <text:p text:style-name="P8">जरायुजानां प्रवराः मानवाः पशवः च (…) ॥ ११ ॥</text:p>
      <text:p text:style-name="P8">Рождённые из утробы лучшие - люди и домашние животные</text:p>
      <text:p text:style-name="P8"/>
      <text:p text:style-name="P8">The Best Possible Gift</text:p>
      <text:p text:style-name="P8">न गोप्रदानं न महीप्रदानं न च अन्नदानं हि तथा प्रधानम् ।</text:p>
      <text:p text:style-name="P8">ни дар коров, ни дар земли , ни дар еды не так важен</text:p>
      <text:p text:style-name="P8">यथा महाप्रदानं सर्वप्रदानेषु अभयप्रदानम् ॥</text:p>
      <text:p text:style-name="P8">как вели<text:span text:style-name="T8">чайший</text:span> дар из всех даров – бесстрашие.</text:p>
      <text:p text:style-name="P8"/>
      <text:p text:style-name="Standard"/>
      <text:h text:style-name="P18" text:outline-level="2"><text:bookmark-start text:name="__RefHeading___Toc1670_1964848676 Copy 3"/>7<text:bookmark-end text:name="__RefHeading___Toc1670_1964848676 Copy 3"/></text:h>
      <text:p text:style-name="P4"/>
      <text:p text:style-name="P10"><text:soft-page-break/>Основы настоящего времени:</text:p>
      <text:p text:style-name="P9">I - <text:s text:c="2"/>guṇa<text:span text:style-name="T9"> + а, </text:span>IV – <text:span text:style-name="T9">нулевая степень + <text:s/>ya, </text:span>VI: <text:span text:style-name="T9">нулевая степень + a</text:span></text:p>
      <text:p text:style-name="P4">1) The roots √वद् ‘to speak’ and √शुच् both belong to Class I. Form the 3rd Sg Pres of each.</text:p>
      <text:p text:style-name="P4">वदति शोचति</text:p>
      <text:p text:style-name="P4">2) Form the 3rd Sg Pres and translate the following roots:</text:p>
      <text:p text:style-name="P4">Example: √पत् –› पतति ‘falls’</text:p>
      <text:p text:style-name="P4">१) √कथ् - <text:span text:style-name="T9">(X) </text:span>कथ<text:span text:style-name="T9">यति</text:span> - говорит</text:p>
      <text:p text:style-name="P9">२) √यज् - <text:span text:style-name="T9">(I) </text:span>यजति - приносит жертву, поклоня<text:span text:style-name="T9">ет</text:span>ся</text:p>
      <text:p text:style-name="P4">३) √नी - <text:span text:style-name="T9">(I) </text:span>नयाति - <text:span text:style-name="T9">ведёт</text:span></text:p>
      <text:p text:style-name="P4">४) √इष् - (VI irreg.<text:span text:style-name="T9">)</text:span> इच्छति - <text:span text:style-name="T9">желает</text:span></text:p>
      <text:p text:style-name="P9">५) √स्निह् - <text:span text:style-name="T9">(IV</text:span><text:span text:style-name="T10">) </text:span><text:span text:style-name="T9">स्निहति - любит</text:span></text:p>
      <text:p text:style-name="P9">६) √शुच् - <text:span text:style-name="T9">(I) शोचति -скорбит</text:span></text:p>
      <text:p text:style-name="P4">७) √पूज् - <text:span text:style-name="T9">(X) – पूजयति - поклоняться, чтить</text:span></text:p>
      <text:p text:style-name="P9">८) √भू - <text:span text:style-name="T9">(I) भवति - быть, существовать</text:span></text:p>
      <text:p text:style-name="P9">९) √क्षिप् - <text:span text:style-name="T9">(VI) √क्षिपति - бросать</text:span></text:p>
      <text:p text:style-name="P9">१०) √मुच् - <text:span text:style-name="T9">(IV) – </text:span><text:span text:style-name="T22">मुञ्चति </text:span><text:span text:style-name="T9">- освобождать</text:span></text:p>
      <text:p text:style-name="P4">११) √जि - <text:span text:style-name="T9">(I) जयति - побеждать, завоёвывать</text:span></text:p>
      <text:p text:style-name="P9">१२) √स्मृ - <text:span text:style-name="T9">(I) स्मरति - помнить</text:span></text:p>
      <text:p text:style-name="P9">१३) √दृश् - (IV irreg.) - पश्यति - <text:span text:style-name="T9">смотреть, видеть</text:span></text:p>
      <text:p text:style-name="P9">3) The roots below are given in the grade in which they would appear in a dictionary. Identify</text:p>
      <text:p text:style-name="P9">what grade they are in, and form the other two grades. If the root ends in a vowel, give each</text:p>
      <text:p text:style-name="P9">grade as it would appear a) before a vowel and b) before a consonant. (Note: Not all of these</text:p>
      <text:p text:style-name="P9">roots actually appear in all grades; this is intended just as an exercise.)</text:p>
      <text:p text:style-name="P9">Example: नी nī ‘to lead’ –› guṇa ने- ne-, vṛddhi नै- nai- (before a consonant), guṇa नय्- nay-,</text:p>
      <text:p text:style-name="P9">vṛddhi नाय्- nāy- (before a vowel).</text:p>
      <text:p text:style-name="P9"/>
      <text:p text:style-name="P9">१) √भू <text:span text:style-name="T9">быть –› <text:s/>भू –› भो\भव् –› भाै\भाव्</text:span></text:p>
      <text:p text:style-name="P9">२) √बुध् <text:span text:style-name="T9">будить, понимать - बुध् –› बोध् –› बैध्</text:span></text:p>
      <text:p text:style-name="P9">३) √कृ <text:span text:style-name="T9">делать, создавать</text:span> - <text:span text:style-name="T9"><text:s/>कृ –› कर् –› कार्</text:span></text:p>
      <text:p text:style-name="P9"><text:soft-page-break/>४) √गम् <text:span text:style-name="T9">идти </text:span>- <text:span text:style-name="T9">ग्म् –› गम्–› गाम्</text:span></text:p>
      <text:p text:style-name="P9">५) √इ ‘to go’ - <text:s/>इ <text:span text:style-name="T9">–› अय्\ए –› आय्\ऎ</text:span></text:p>
      <text:p text:style-name="P9">६) √कॢप् ‘to be suitable’ - कॢप्<text:span text:style-name="T9"> –› कल्प् <text:s/>–› काल्प्</text:span></text:p>
      <text:p text:style-name="P9">७) √भी ‘to fear’ - <text:span text:style-name="T9"><text:s/>भी –› भय् \ भे –› भाय् \ भै</text:span></text:p>
      <text:p text:style-name="P9">८) √मन् ‘to think’ - <text:span text:style-name="T9"><text:s/>मन् <text:s/>–› मन्–› मान्</text:span></text:p>
      <text:p text:style-name="P9">९) √जि <text:span text:style-name="T9">побеждать \ завоёвывать - जि –› जय् \ जे –› जाय् \ जै</text:span></text:p>
      <text:p text:style-name="P9">१०) √पत् <text:span text:style-name="T9">падать, летать – पत् –› पत् –› पात्</text:span></text:p>
      <text:p text:style-name="P9">११) √त्यज् <text:span text:style-name="T9">покидать, оставлять – त्यज् –› <text:s/>त्यज् –› त्याज्</text:span></text:p>
      <text:p text:style-name="P9">१२) √स्वप् ‘to sleep’ - स्वप्<text:span text:style-name="T9"> –› स्वप् –› स्वाप्</text:span></text:p>
      <text:p text:style-name="P9">4) The forms below are built from verbal roots that have already been introduced. Identify the</text:p>
      <text:p text:style-name="P9">roots and give them in whatever grade they would be listed in a dictionary. (Chapter 17 (‘Noun</text:p>
      <text:p text:style-name="P9">formation’) describes in detail how words are related to each other in Sanskrit.)</text:p>
      <text:p text:style-name="P9">१) भारः → √<text:span text:style-name="T9">भृ <text:s/>(I</text:span><text:span text:style-name="T10">) нести, держать</text:span></text:p>
      <text:p text:style-name="P9">२) हर्षः → √<text:span text:style-name="T9">हृष् (IV</text:span><text:span text:style-name="T10">) радоваться, быть счастливым</text:span></text:p>
      <text:p text:style-name="P9">३) लेखः → √लिख् - (VI<text:span text:style-name="T10">) писать</text:span></text:p>
      <text:p text:style-name="P9">४) क्षेपः → √क्षिप् - (VI<text:span text:style-name="T10">) бросать</text:span></text:p>
      <text:p text:style-name="P9">५) स्मृतिः → √स्मृ - (I<text:span text:style-name="T10">) помнить, вспоминать</text:span></text:p>
      <text:p text:style-name="P9">६) नतिः → √<text:span text:style-name="T9">नम् - <text:s/>(I</text:span><text:span text:style-name="T10">) <text:s/></text:span><text:span text:style-name="T9">кланяться, поклоняться</text:span></text:p>
      <text:p text:style-name="P9">७) पातः → √<text:span text:style-name="T9">पत् - (I) падать, летать</text:span></text:p>
      <text:p text:style-name="P9">८) चिन्ता → √<text:span text:style-name="T9">चिन्त् (X) думать, волноваться</text:span></text:p>
      <text:p text:style-name="P9">९) जेता → √<text:span text:style-name="T9">जि - (I) побеждать, завоёвывать</text:span></text:p>
      <text:p text:style-name="P9">१०) त्यागः → √त्यज - <text:span text:style-name="T9">(I) покидать, оставлять</text:span></text:p>
      <text:p text:style-name="P9">११) दर्शनम् → √दृश् - (IV<text:span text:style-name="T10">) видеть, смотреть</text:span> </text:p>
      <text:p text:style-name="P9">१२) स्नेहः → √स्निह् - (IV<text:span text:style-name="T10">) быть привязанным, любить </text:span></text:p>
      <text:p text:style-name="P9">१३) शोकः → √शुच् - <text:span text:style-name="T9">(I) скорбеть, причитать</text:span></text:p>
      <text:p text:style-name="P9">१४) नमः → √<text:span text:style-name="T9">नम् - <text:s/>(I</text:span><text:span text:style-name="T10">) <text:s/></text:span><text:span text:style-name="T9">кланяться, поклоняться</text:span></text:p>
      <text:p text:style-name="P9">१५) नेता → √<text:span text:style-name="T9">नी- <text:s/>(I</text:span><text:span text:style-name="T10">) <text:s/></text:span><text:span text:style-name="T9">вести</text:span></text:p>
      <text:p text:style-name="P9">१६) प्रभावः → √<text:span text:style-name="T9">भू</text:span> - <text:span text:style-name="T9">(I</text:span><text:span text:style-name="T10">) </text:span><text:span text:style-name="T9">быть, существовать</text:span></text:p>
      <text:p text:style-name="P9">१७) द्रवः → √द्रु - <text:s/><text:span text:style-name="T9">(I</text:span><text:span text:style-name="T10">) </text:span><text:span text:style-name="T9">бежать</text:span></text:p>
      <text:p text:style-name="P9"><text:soft-page-break/>5) In Sanskrit, give the 3rd Sg forms of the causatives of the following verbs.</text:p>
      <text:p text:style-name="P9">Example: ‘to fall’: √पत् –› पातयति ‘he causes to fall; throws’</text:p>
      <text:p text:style-name="P9">1) to mourn: √शुच्→ शो<text:span text:style-name="T13">य</text:span>चति → <text:span text:style-name="T13">заставляет скорбеть</text:span></text:p>
      <text:p text:style-name="P9">2) to lead: √नी → <text:span text:style-name="T13">नैयति → заставляет вести </text:span></text:p>
      <text:p text:style-name="P11">3) to love: √स्निह् → <text:span text:style-name="T13">स्नेहयति → влюблять</text:span></text:p>
      <text:p text:style-name="P11">4) to take: √हृ → <text:span text:style-name="T13">हरयति </text:span>→ <text:span text:style-name="T13">заставлять брать, давать</text:span></text:p>
      <text:p text:style-name="P11">5) to run→√द्रु → <text:span text:style-name="T13">द्रव्यति → заставлять бежать, гнать</text:span></text:p>
      <text:p text:style-name="P11">6) to stand √स्था → स्था<text:span text:style-name="T13">पयति</text:span>→ <text:span text:style-name="T13">устанавливать</text:span></text:p>
      <text:p text:style-name="P11">7) to grow √वृध् → व<text:span text:style-name="T13">ार्</text:span>ध<text:span text:style-name="T13">यति</text:span>→ <text:span text:style-name="T13">растить</text:span></text:p>
      <text:p text:style-name="P9">6) Review exercise: translate the following verb forms. Examples: रक्षसि – ‘you protect’</text:p>
      <text:p text:style-name="P9">१) शोचन्ति - <text:span text:style-name="T13">они скорбят</text:span></text:p>
      <text:p text:style-name="P9">२) भरथ – <text:span text:style-name="T13">вы держите</text:span></text:p>
      <text:p text:style-name="P9">३) तिष्ठति - <text:span text:style-name="T13">он стоит</text:span></text:p>
      <text:p text:style-name="P9">४) हृष्यथः - <text:span text:style-name="T13">вы двое радуетесь</text:span></text:p>
      <text:p text:style-name="P9">५) पूजयावः - <text:span text:style-name="T13">мы вдвоём почитаем</text:span></text:p>
      <text:p text:style-name="P9">६) बोधामि - <text:span text:style-name="T13">я просыпаюсь, я понимаю</text:span></text:p>
      <text:p text:style-name="P9">७) करोति - <text:span text:style-name="T13">он делает</text:span></text:p>
      <text:p text:style-name="P11">८) they cause (someone) to run - <text:span text:style-name="T13">द्रव्यति</text:span></text:p>
      <text:p text:style-name="P9">९) लिखसि - <text:span text:style-name="T13">ты пишешь</text:span></text:p>
      <text:p text:style-name="P9">१०) कथयथ – <text:span text:style-name="T13">(X) вы говорите</text:span></text:p>
      <text:p text:style-name="P9">११) इच्छामः- <text:span text:style-name="T13">мы желаем</text:span></text:p>
      <text:p text:style-name="P9">१२) स्मरतः - <text:span text:style-name="T13">они (двоем) помнят</text:span></text:p>
      <text:p text:style-name="P9">१३) त्यजन्ति - <text:span text:style-name="T13">они покидают</text:span></text:p>
      <text:p text:style-name="P9">१४) I see - पश्य<text:span text:style-name="T13">ामि</text:span></text:p>
      <text:p text:style-name="P9">१५) हरसि - <text:span text:style-name="T13">ты берёшь</text:span></text:p>
      <text:p text:style-name="P9">१६) you (Sg) bow - नम<text:span text:style-name="T13">सि</text:span></text:p>
      <text:p text:style-name="P9">१७) विशामि - <text:span text:style-name="T13">ты заходишь</text:span></text:p>
      <text:p text:style-name="P9">१८) भवति - <text:span text:style-name="T13">он живёт</text:span></text:p>
      <text:p text:style-name="P9">१९) भारयथः - <text:span text:style-name="T13">вы заставляете держать</text:span></text:p>
      <text:p text:style-name="P9"><text:soft-page-break/>१०) वेशयसि - <text:span text:style-name="T13">caus., заставляешь заходить (приглашаешь?)</text:span></text:p>
      <text:p text:style-name="P9">7) Translate into English.</text:p>
      <text:p text:style-name="P9">१)<text:tab/>प्रियं गृहं त्यजामः अश्वान् च नगरं प्रति नयामः ।</text:p>
      <text:p text:style-name="P12">любимый дом покидаем и коней к городу ведём.</text:p>
      <text:p text:style-name="P9">२)<text:tab/>मित्र अपि देवान् वचनैः श्लोकैः च पूजयसि ।</text:p>
      <text:p text:style-name="P12">друг даже богам словами и стихами поклоняется</text:p>
      <text:p text:style-name="P9">३) ईश्वराः पुरं वर्धयन्ति ।</text:p>
      <text:p text:style-name="P12">владыки город растят.</text:p>
      <text:p text:style-name="P9">४) बालौ किम् अत्र तिष्ठथः न च गृहे भवथः ।</text:p>
      <text:p text:style-name="P12">двое детей почему здесь стоите а не дома? </text:p>
      <text:p text:style-name="P9">५) बालः मित्रेण सह गृहात् द्रवति ।</text:p>
      <text:p text:style-name="P12">ребёнок с другом из дома убегает.</text:p>
      <text:p text:style-name="P9">६) शूराः नराः व्याघ्रं वनं प्रति द्रावयन्ति ।</text:p>
      <text:p text:style-name="P12">Смелые люди тигра в лес гонят.</text:p>
      <text:p text:style-name="P9">७) अपि क्षत्रियाः पापान् युद्धे पातयन्ति ।</text:p>
      <text:p text:style-name="P13">Даже кшатрии грехи в битве отбрасывают</text:p>
      <text:p text:style-name="P9">८) शूरः अश्वः व्याघ्रात् नरं रक्षति ।</text:p>
      <text:p text:style-name="P13">Смелый конь от тигра человека защищает.</text:p>
      <text:p text:style-name="P9">९) मित्राणि एव स्मरामि गृहं च नयामि ।</text:p>
      <text:p text:style-name="P13">Друзей только вспоминаю и домой веду.</text:p>
      <text:p text:style-name="P9">१०)<text:tab/>क्षत्रियाः अपि युद्धे पापं जयथ जनान् च नगरं प्रति नयथ ।</text:p>
      <text:p text:style-name="P13">Кшатрии даже в битве грех побеждаете и людей в город ведёте.</text:p>
      <text:p text:style-name="P9"/>
      <text:p text:style-name="P9">READINGS</text:p>
      <text:p text:style-name="P9">Like Father, Like Son</text:p>
      <text:p text:style-name="P9">अवश्यं पितुः आचारं पुत्रः समनुवर्तते ।</text:p>
      <text:p text:style-name="P14">Необходимо отца поведению сыну следовать</text:p>
      <text:p text:style-name="P9">न हि केतकवृक्षस्य भवति आमलकीफलम् ॥</text:p>
      <text:p text:style-name="P14">Ибо дерево кетаки не дает плоды (возникают плоды) амлаки (манго?) </text:p>
      <text:p text:style-name="P9"/>
      <text:p text:style-name="P9"><text:soft-page-break/>The Natural Circle of Things</text:p>
      <text:p text:style-name="P9">अन्नात् भवन्ति भूतानि पर्जन्यात् अन्नसं भवः ।</text:p>
      <text:p text:style-name="P14">Из пищи появляются живые существа, из дождя еда возникает.</text:p>
      <text:p text:style-name="P9">यज्ञात् भवति पर्जन्यः (...) ॥</text:p>
      <text:p text:style-name="P14">от ягьи возникает дождь.</text:p>
      <text:p text:style-name="P14"/>
      <text:h text:style-name="P19" text:outline-level="2"><text:bookmark-start text:name="__RefHeading___Toc1668_1964848676 Copy 2"/><text:span text:style-name="T14">8</text:span>.<text:bookmark-end text:name="__RefHeading___Toc1668_1964848676 Copy 2"/></text:h>
      <text:p text:style-name="P28">1) Identify and translate into English. Example: भृताय नराय Dat Sg Masc/Ntr of the ta-participle</text:p>
      <text:p text:style-name="P28">of √भृ –› ‘for the having been carried man’, i.e. ‘for a/the man who has been carried’)</text:p>
      <text:p text:style-name="P26">१) पतित्वा - Absolutive from √पत् - упав, улетев</text:p>
      <text:p text:style-name="P26">२) क्षिपितः वृक्षः - Nom, sg, m, ta-participle from √क्षिप् - брошенное дерево</text:p>
      <text:p text:style-name="P26">३) नीतानां बालानाम् - Gen, pl, m, ta-participle from √नी - приведённые дети</text:p>
      <text:p text:style-name="P26">४) नमितुम् - Infinitive from √नम् - кляняться</text:p>
      <text:p text:style-name="P26">५) स्निग्धेभ्यः मित्रेभ्यः - Dat\Abl, pl, n, ta-participle from √स्निह् - любимым друзьям (от любимых друзей)</text:p>
      <text:p text:style-name="P26">६) पालयित्वा - Absolutive from √पाल्, защитив</text:p>
      <text:p text:style-name="P26">७) उक्तस्य वचनस्य – Gen, sg, n – ta-participle from √वच् - сказанного слова</text:p>
      <text:p text:style-name="P26">८) त्यक्त्वा - Absolutive from √त्यज् - оставив, покинув</text:p>
      <text:p text:style-name="P26">९) इष्टाः अश्वाः - Nom, pl, m ta-participle from √इष् - желаемые кони</text:p>
      <text:p text:style-name="P26">१०) गत्वा - Absolutive from √गम् - пойдя</text:p>
      <text:p text:style-name="P27">११) शोक्तुम् - Infinitive from √शुच् - скорбеть</text:p>
      <text:p text:style-name="P30">१२) भूत्वा - Absolutive from √भू - <text:span text:style-name="T19">став</text:span></text:p>
      <text:p text:style-name="P30">१३) जेतमु - Infinitive from √जि - <text:span text:style-name="T19">побеждать</text:span></text:p>
      <text:p text:style-name="P30">१४) <text:span text:style-name="T11">कथयित्वा- Absolutive from √कथ् - </text:span><text:span text:style-name="T12">сказав, рассказав</text:span></text:p>
      <text:p text:style-name="P30">१५) दग्धः ग्रामः - ta-participle from √दह् - <text:span text:style-name="T19">сожжённая деревня</text:span></text:p>
      <text:p text:style-name="P30">१६) हर्ष्टुम् - Infinitive from √हृष् - <text:span text:style-name="T19">радоваться</text:span> </text:p>
      <text:p text:style-name="P30">१७) चिन्तयित्वा - Absolutive from √चिन्त् - <text:span text:style-name="T19">подумав, взволновавшись</text:span></text:p>
      <text:p text:style-name="P30">१८) दग्<text:span text:style-name="T19">धुम् - </text:span>Infinitive from √दह् - <text:span text:style-name="T19">жечь</text:span></text:p>
      <text:p text:style-name="P30">१९) बुद्<text:span text:style-name="T19">ध्वा - </text:span>Absolutive from √बुध् <text:s/>- <text:span text:style-name="T19">проснувшись, поняв</text:span></text:p>
      <text:p text:style-name="P40"><text:soft-page-break/><text:span text:style-name="T15">२०) विष्टेन गृह</text:span><text:span text:style-name="T16">े</text:span><text:span text:style-name="T15">ण – </text:span><text:span text:style-name="T16">Instr, sg, n, </text:span><text:span text:style-name="T15">√</text:span><text:span text:style-name="T16">विश् - домом, в который проникли</text:span></text:p>
      <text:p text:style-name="P31">२१) धारयितुम् - Infinitive from √धृ - <text:span text:style-name="T20">держать</text:span></text:p>
      <text:p text:style-name="P31">२२) त्यक्तात् पुरात् - <text:span text:style-name="T20">Abl, sg, n, </text:span>ta-participle from √त्यज् - <text:span text:style-name="T20">из покинутого города</text:span></text:p>
      <text:p text:style-name="P28"/>
      <text:p text:style-name="P28">2) Give the absolutive and the Nom Sg Masc of the regular ta-participle of each of the following</text:p>
      <text:p text:style-name="P28">verbal roots. i indicates that a root usually inserts an -i- between stem and suffix.</text:p>
      <text:p text:style-name="P28">Example: to conquer: √जि –› जित्वा ‘having conquered’, जितः ‘having been conquered’</text:p>
      <text:p text:style-name="P28">a) to carry - √भ<text:span text:style-name="T20">ृ</text:span> → <text:span text:style-name="T20">भृत्वा (отнеся)</text:span>→ भृत<text:span text:style-name="T20">ः (носимый)</text:span></text:p>
      <text:p text:style-name="P31">b) to write <text:span text:style-name="T20">(</text:span>I<text:span text:style-name="T20">) - √लिख् → लिखित्वा (написав)→ लिखितः (написанный)</text:span></text:p>
      <text:p text:style-name="P31">c) to run - √द्रु → <text:span text:style-name="T20">द्रुत्वा (пробежав)→ द्रुतः (пробежавший)</text:span></text:p>
      <text:p text:style-name="P31">d) to release √मुच् → <text:span text:style-name="T20">मुक्त्वा (освободив)→ मुक्तः (освобождённый)</text:span></text:p>
      <text:p text:style-name="P31">e) to grow √वृध् <text:s/>→ <text:span text:style-name="T20">वृद्ध्वा (взрастив) → वृद्धः (растимый)</text:span></text:p>
      <text:p text:style-name="P32">f) to bow √<text:span text:style-name="T20">नम् → न</text:span><text:span text:style-name="T21">त्वा</text:span><text:span text:style-name="T20"> (поклонившись) → न</text:span><text:span text:style-name="T21">तः</text:span><text:span text:style-name="T20"> (поклонившийся)</text:span></text:p>
      <text:p text:style-name="P32">g) to be alive <text:span text:style-name="T20">(</text:span>i<text:span text:style-name="T20">) √जीव् <text:s/>→ जीवित्वा (пожив)→ जीवितः (живой)</text:span></text:p>
      <text:p text:style-name="P31">h) to lead √नी → <text:span text:style-name="T20">नीत्वा (ведя)→ नीतः (ведомый)</text:span></text:p>
      <text:p text:style-name="P31">i) to remember √स्मृ → <text:span text:style-name="T20">स्मृत्वा (вспомнив)→ स्मृतः (помянутый, вспомненый)</text:span></text:p>
      <text:p text:style-name="P28"/>
      <text:p text:style-name="P28">3) Review exercise. Translate into English.</text:p>
      <text:p text:style-name="P28">१) क्षेत्राणि - <text:span text:style-name="T21">Поля</text:span></text:p>
      <text:p text:style-name="P28">२) तुष्यन्ति- <text:span text:style-name="T21">они наслаждаются</text:span></text:p>
      <text:p text:style-name="P28">३) श्लोकानाम् - <text:span text:style-name="T21">Gen, pl, m – строф, шлок</text:span></text:p>
      <text:p text:style-name="P28">४) नामितः- <text:span text:style-name="T21">склонённый</text:span></text:p>
      <text:p text:style-name="P28">५) मोक्तुम् - <text:span text:style-name="T21">освобождать</text:span></text:p>
      <text:p text:style-name="P28">६) नश्यतः - √नश् - <text:span text:style-name="T21">уничтоженный</text:span></text:p>
      <text:p text:style-name="P28">७) नाययन्ति - <text:span text:style-name="T21">они ведут</text:span></text:p>
      <text:p text:style-name="P28">८) युद्धेषु- <text:span text:style-name="T21">в битвах</text:span></text:p>
      <text:p text:style-name="P28">९) मित्रयोः - <text:span text:style-name="T21">Gen/Loc, du, n – друзей / среди друзьях</text:span></text:p>
      <text:p text:style-name="P28">१०) रक्षितः - <text:span text:style-name="T21">защищённый</text:span> </text:p>
      <text:p text:style-name="P28">११) रक्षतः - <text:span text:style-name="T21">du, 3p – они двое защищают</text:span></text:p>
      <text:p text:style-name="P28"><text:soft-page-break/>१२) रक्षत<text:span text:style-name="T21">ि</text:span> - <text:span text:style-name="T21">он защищает</text:span> </text:p>
      <text:p text:style-name="P29">१३) नतै: - <text:span text:style-name="T21">Instr, pl, - кланяющимися</text:span></text:p>
      <text:p text:style-name="P28">१४) शोचितः - <text:span text:style-name="T21">скорбный</text:span></text:p>
      <text:p text:style-name="P28">१५) गृहाभ्याम् - <text:span text:style-name="T21">Instr/Dat/Abl, du, n – двумя домами \ двум домам \ из двух домов</text:span></text:p>
      <text:p text:style-name="P33">१६) दृष्ट्वा - √दृश् <text:s/>- <text:span text:style-name="T21">посмотрев</text:span></text:p>
      <text:p text:style-name="P28">१७) दर्शयामः- <text:span text:style-name="T21">мы смотрим</text:span></text:p>
      <text:p text:style-name="P28">१८) दग्धुम् - <text:span text:style-name="T21">Infinitive, жечь</text:span></text:p>
      <text:p text:style-name="P28">१९) वदसि - <text:span text:style-name="T21">ты говоришь</text:span></text:p>
      <text:p text:style-name="P28">२०) इच्छथः - <text:span text:style-name="T21">вы (двое) говорите</text:span></text:p>
      <text:p text:style-name="P28">२१) गच्छथ – <text:span text:style-name="T21">вы идёте</text:span></text:p>
      <text:p text:style-name="P28"/>
      <text:p text:style-name="P28">4) Translate into English.</text:p>
      <text:p text:style-name="P28">१) पापान् युद्धे जित्वा शूराः हृष्यन्ति । <text:span text:style-name="T21">Грехи в битве победив герои радуются.</text:span></text:p>
      <text:p text:style-name="P28">२) तव मित्राणि ग्रामे स्थितानि पश्यामि । <text:span text:style-name="T21">Твоих друзей в деревне стоящих я вижу.</text:span></text:p>
      <text:p text:style-name="P28">३) व्याघ्रात् बालं पालयित्वा अश्वः बालेन सह ईश्वरस्य गृहं गच्छति । <text:span text:style-name="T21">От тигра ребёнка защитив конь с ребёнком к владыки дому идёт.</text:span></text:p>
      <text:p text:style-name="P28">४) सि<text:span text:style-name="T21">ं</text:span>ह<text:span text:style-name="T21">ः</text:span> इह किं करोति इति चिन्तयित्वा बालः गृहं द्रवति । “<text:span text:style-name="T21">лев здесь что делает” – так подумав ребёнок домой бежит.</text:span></text:p>
      <text:p text:style-name="P28">५) प्रियं कुलं त्यक्त्वा कुमारः मित्राणि युद्धं नयति । <text:span text:style-name="T21">Любимую семью оставив, юноша друзей в битву ведёт.</text:span></text:p>
      <text:p text:style-name="P28">६) दूतः वनं गतः । किं तत्र गच्छसि इति पुरुषेण पृष्टः। <text:span text:style-name="T21">Гонец в лес пошёл. Что там ты делаешь – так человеком </text:span></text:p>
      <text:p text:style-name="P28">७) गृहं मित्राभ्यां सह त्यक्त्वा बालः पुरात् वनं द्रवति । <text:span text:style-name="T21">Дома двух друзей оставив, ребёнок из города в лес бежит.</text:span></text:p>
      <text:p text:style-name="P28">८) शूरैः जितस्य नगरस्य कथाः (‘stories’, Nom Pl) जनान् हर्षयन्ति । <text:span text:style-name="T21">Храбрецами захваченных городов истории людей радуют.</text:span></text:p>
      <text:p text:style-name="P28">जनाः शूरेभ्यः एव नमन्ति ।</text:p>
      <text:p text:style-name="P37">Люди только героям поклоняются.</text:p>
      <text:p text:style-name="P28">९) पुरे वसामि इति उक्त्वा बालः नरं किं वने वससि इति पृच्छति ।</text:p>
      <text:p text:style-name="P37">Я в городе живу – так сказав, мальчик человеку – почему в лесу живёшь – так спрашивает.</text:p>
      <text:p text:style-name="P28">१०) देवाः गुणान् पश्यन्ति इति वदामः ।</text:p>
      <text:p text:style-name="P37"><text:soft-page-break/>Боги добродетели видят – так мы говорим.</text:p>
      <text:p text:style-name="P28">११) अपि ईश्वरस्य गृहं गत्वा जनाः ईश्वराय नताः ।</text:p>
      <text:p text:style-name="P37">Даже во Владыки дом прийдя, люди Владыке покланяются.</text:p>
      <text:p text:style-name="P28">१२) गृहं कुलं च त्यक्तुं न इच्छामि इति उक्त्वा कुमारः सीदति ।</text:p>
      <text:p text:style-name="P37">Дом и семью покидать не желаю – так сказав, юноша садится.</text:p>
      <text:p text:style-name="P28">१३) मित्राणि द्रष्टुं गच्छामः इति उक्त्वा बालाः गृहं त्यजन्ति ।</text:p>
      <text:p text:style-name="P37">Друзей увидеть идём – так сказав, дети дом покидают.</text:p>
      <text:p text:style-name="P28">१४) नगरं पापैः जितं दृष्ट्वा शूराः तत् (that) नगरं वेष्टुं न इच्छन्ति ।</text:p>
      <text:p text:style-name="P37">Город злодеями захваченный увидев, герои в этот город заходить не желают.</text:p>
      <text:p text:style-name="P28">१५) पुत्रः वृक्षात् पतितानि फलानि हृत्वा नृपाय दातुम् (‘to give’) इच्छति ।</text:p>
      <text:p text:style-name="P37">Сын с дерева упавшие плоды взяв царю отдать желает.</text:p>
      <text:p text:style-name="P28">२६) पुत्रः वृक्षात् नरेण पातितानि फलानि हृत्वा नृपाय दातुम् (‘to give’) इच्छति ।</text:p>
      <text:p text:style-name="P37">Сын с дерева человеком сброшенные плоды взяв царю отдать желает.</text:p>
      <text:p text:style-name="P28">२७) अहं वनं गन्तुं न इच्छामि । <text:span text:style-name="T21">Я в лес идти не желаю.</text:span></text:p>
      <text:p text:style-name="P28">२८) दग्धं क्षेत्रं पुरं च त्यक्तम् इह दृष्ट्वा जनाः शोचन्ति । <text:span text:style-name="T21">Сожжённое поле и город покинутый здесь увидев, люди скорбят.</text:span></text:p>
      <text:p text:style-name="P28"/>
      <text:p text:style-name="P28">READINGS</text:p>
      <text:p text:style-name="P28">Kṛṣṇa Tells Arjuna about the Cycle of Rebirths</text:p>
      <text:p text:style-name="P28">बहूनि मे व्यतीतानि जन्मानि तव च अर्जुन । <text:span text:style-name="T21">Много я имел прошлых рождений и ты, О Арджуна</text:span></text:p>
      <text:p text:style-name="P39"><text:span text:style-name="T15">तानि अहं वेद सर्वाणि न त्वं वेत्थ परंतप ॥ </text:span><text:span text:style-name="T17">Я все (их) знаю, ты не знаешь, </text:span><text:span text:style-name="T23">Парантапа.</text:span></text:p>
      <text:p text:style-name="P39">Ways to Learn about Someone’s Character</text:p>
      <text:p text:style-name="P41">दूतं वा लेखं वा दृष्ट्वा अहं नृपस्य अदृष्टस्य<text:span text:style-name="T15"> । </text:span><text:span text:style-name="T17">Или гонца или письмо увидев, царя (ранее) не виданого</text:span></text:p>
      <text:p text:style-name="P39">जानामि तं नरेन्द्रं प्राज्ञं प्रज्ञाविहीनं वा <text:span text:style-name="T21">Могу знать то - царь мудрый или глупый</text:span></text:p>
      <text:p text:style-name="P39"/>
      <text:p text:style-name="P39">A Warrior’s Fortune</text:p>
      <text:p text:style-name="P39">मृतः प्राप्स्यति वा स्वर्गं शत्रून् हत्वा अपि वा सुखम् ।</text:p>
      <text:p text:style-name="P42">Мертвый или неба достигнет врагов убив, или даже счастья.</text:p>
      <text:p text:style-name="P39">उभौ हि शूराणां गुणौ एतौ सुदर्लभौ ॥</text:p>
      <text:p text:style-name="P42">Точно оба эти качества герою труднодостижимы.</text:p>
      <text:p text:style-name="P39"/>
      <text:p text:style-name="P39"><text:soft-page-break/></text:p>
      <text:h text:style-name="P20" text:outline-level="2"><text:bookmark-start text:name="__RefHeading___Toc1668_1964848676 Copy 2 Copy 1"/><text:span text:style-name="T14">8</text:span>.<text:bookmark-end text:name="__RefHeading___Toc1668_1964848676 Copy 2 Copy 1"/></text:h>
      <text:p text:style-name="P43"/>
      <text:p text:style-name="P43">1) Identify and translate.</text:p>
      <text:p text:style-name="P43">Examples: नरस्य Gen Sg Masc of नर- ‘man’ –› ‘of the/a man’</text:p>
      <text:p text:style-name="P43">उग्रस्य Gen Sg Masc of उग्र- ‘terrible’ –› ‘of the/a terrible …’</text:p>
      <text:p text:style-name="P43">१) प्रजायै <text:span text:style-name="T24">Abl/Gen sg f of प्रजा → (от) потомка</text:span></text:p>
      <text:p text:style-name="P44">२) कथासु - <text:span text:style-name="T24">Loc, sg, f, of कथा → в рассказе </text:span></text:p>
      <text:p text:style-name="P43">३) उग्राभिः <text:span text:style-name="T15"><text:s/>- </text:span><text:span text:style-name="T18">Instr, pl, f of उग्रा </text:span>- <text:span text:style-name="T24">ужасными </text:span></text:p>
      <text:p text:style-name="P43">४) प्रिये <text:span text:style-name="T15"><text:s/>- </text:span><text:span text:style-name="T18">Voc, sg, f \ Nom/Acc, du, f of प्रिया </text:span>- <text:span text:style-name="T24">о, любимая \ (две) любимые</text:span></text:p>
      <text:p text:style-name="P43">५) प्रभायाः <text:span text:style-name="T15"><text:s/>- </text:span><text:span text:style-name="T18">Abl/Gen, sg, f of प्रभा </text:span>- <text:span text:style-name="T24">(от) красоты</text:span></text:p>
      <text:p text:style-name="P43">६) छायायाम् <text:span text:style-name="T15"><text:s/>- </text:span><text:span text:style-name="T18">Gen, pl, f of छाया </text:span>- <text:span text:style-name="T24">теней</text:span></text:p>
      <text:p text:style-name="P34">७) अमराः <text:s/>- <text:span text:style-name="T24">Nom, pl, f of </text:span>अमरा - <text:span text:style-name="T24">бессмертные</text:span></text:p>
      <text:p text:style-name="P35">८)प्रजया <text:s/>- <text:span text:style-name="T24">Nom, sg, f of </text:span>प्रजया - <text:span text:style-name="T24">потомок</text:span></text:p>
      <text:p text:style-name="P35">९) प्रिया <text:s/>- <text:span text:style-name="T24">Nom, sg, f of </text:span>प्रिया - <text:span text:style-name="T24">любимая</text:span></text:p>
      <text:p text:style-name="P35">१०) प्रज्ञा <text:s/>- <text:span text:style-name="T24">Nom, sg, f of </text:span>प्रज्ञा - <text:span text:style-name="T24">знание, мудрость</text:span></text:p>
      <text:p text:style-name="P35">११) प्राज्ञा - <text:s/><text:span text:style-name="T24">Nom, sg, f of </text:span>प्राज्ञा <text:span text:style-name="T24">- мудрая</text:span></text:p>
      <text:p text:style-name="P35">१२) भार्यायै - <text:span text:style-name="T24">Gen/Abl, sg, f of भार्या-- от (жены)</text:span></text:p>
      <text:p text:style-name="P35">१३) पूजा - <text:s/><text:span text:style-name="T24">Nom, sg, f of </text:span>पूजा <text:span text:style-name="T24">- поклонение, уважение</text:span></text:p>
      <text:p text:style-name="P35">१४) जराम् - <text:s/><text:span text:style-name="T24">Acc, sg, f of </text:span>जरा <text:span text:style-name="T24">- старость</text:span></text:p>
      <text:p text:style-name="P35">१५) चिन्ताः - <text:span text:style-name="T24">Nom, pl, f of </text:span>चिन्ता <text:span text:style-name="T24">- заботы</text:span></text:p>
      <text:p text:style-name="P35">१६) आशायाम् - <text:span text:style-name="T24">Gen, sg, f of </text:span>आश<text:span text:style-name="T24">ा- надежд</text:span></text:p>
      <text:p text:style-name="P34">१७) आशया - <text:span text:style-name="T24">Instr, sg, f of </text:span>आश<text:span text:style-name="T24">ा - надеждой</text:span></text:p>
      <text:p text:style-name="P35">१८) मायाम् -<text:span text:style-name="T24">Acc, sg, f, of </text:span>माया<text:span text:style-name="T24">- иллюзии</text:span></text:p>
      <text:p text:style-name="P35">१९) प्रजायाः - <text:span text:style-name="T24">Abl/Gen, sg, f of </text:span>प्रजा <text:span text:style-name="T24">- (от) потомка</text:span></text:p>
      <text:p text:style-name="P35">२०) बाले - <text:span text:style-name="T24">Voc, sg,f \ Nom/Acc, du, f of </text:span>बाल<text:span text:style-name="T24">ा - о, дочь \ (две) дочери</text:span></text:p>
      <text:p text:style-name="P35">२१) पृतनाभ्यः - <text:span text:style-name="T24">Instr/Dat/Abl, du, f of </text:span>पृतना<text:span text:style-name="T24">- двумя битвами \ двум битвам \ из двух битв</text:span></text:p>
      <text:p text:style-name="P35">२२) कन्ययोः - <text:s/><text:span text:style-name="T24">Gen/Loc, du, f of <text:s/></text:span>कन्य<text:span text:style-name="T24">ा - (среди) двух девушек</text:span></text:p>
      <text:p text:style-name="P35"><text:soft-page-break/>२३) पापयोः - <text:span text:style-name="T24">Gen/Loc, du, f of <text:s/></text:span>पाप<text:span text:style-name="T24">ा - (среди) двух грешниц</text:span></text:p>
      <text:p text:style-name="P34">२४) शूराम् - <text:span text:style-name="T24">Acc, sg, f of </text:span>शूरा <text:span text:style-name="T24">- храбрую</text:span></text:p>
      <text:p text:style-name="P34"/>
      <text:p text:style-name="P28">2) For each word, give the Sanskrit in the case and number listed in brackets.</text:p>
      <text:p text:style-name="P28">Example: ‘man’ (Gen Sg) –› नरस्य ‘of the/a man’</text:p>
      <text:p text:style-name="P28">a) ‘story’ (Instr Du) – कथा<text:span text:style-name="T24">भ्याम् - двум рассказам</text:span></text:p>
      <text:p text:style-name="P28">b) ‘old age’ (Gen Sg) – जरा<text:span text:style-name="T24">याः \ जरसः - старости</text:span></text:p>
      <text:p text:style-name="P28">c) ‘progeny’ (Dat Sg) - <text:s/>प्रजा<text:span text:style-name="T24">यै - потомству</text:span></text:p>
      <text:p text:style-name="P28">d) ‘shadow’ (Nom Pl) – छाया<text:span text:style-name="T24">ः - тени</text:span></text:p>
      <text:p text:style-name="P28">e) ‘girl’ (Gen Du) – कन्य<text:span text:style-name="T24">यै: \ बालयै - двух девочек</text:span></text:p>
      <text:p text:style-name="P28">f) ‘magic’ (Instr Sg) – <text:span text:style-name="T24">मायाया - магией</text:span></text:p>
      <text:p text:style-name="P28">g) ‘wife’ (Voc Sg) – भार्य<text:span text:style-name="T24">े - о, жена</text:span></text:p>
      <text:p text:style-name="P35">h) ‘daughter’ (Dat Pl) – कन्य<text:span text:style-name="T24">ाभ्यः - дочерям</text:span></text:p>
      <text:p text:style-name="P28">i) ‘honour’ (Abl Sg) – पूजा<text:span text:style-name="T24">याः - из чести</text:span></text:p>
      <text:p text:style-name="P28">j) ‘worry’ (Abl Pl) – चिन्ता<text:span text:style-name="T24">भ्यः - от забот</text:span></text:p>
      <text:p text:style-name="P28">k) ‘splendour’ (Acc Sg) – प्रभा<text:span text:style-name="T24">म् - великолепие</text:span></text:p>
      <text:p text:style-name="P28">l) ‘battle’ (Loc Pl) (2x) – पृतना<text:span text:style-name="T24">सु \ युद्धेषु - в битве</text:span></text:p>
      <text:p text:style-name="P28">m) ‘army’ (Instr Pl) – <text:span text:style-name="T24">सेनैः - <text:s/>армией</text:span></text:p>
      <text:p text:style-name="P28">n) ‘hope’ (Acc Pl) – आशा<text:span text:style-name="T24">न् - надежды</text:span></text:p>
      <text:p text:style-name="P28">o) ‘wisdom’ (Abl Sg) – प्रज्ञा<text:span text:style-name="T24">याः - из мудрости</text:span></text:p>
      <text:p text:style-name="P28"/>
      <text:p text:style-name="P28">3) Review exercise: decline in the number indicated in brackets.</text:p>
      <text:p text:style-name="P36">a) fierce tigers (Du) , b) dear friends (Pl), c) the bold girl (Sg)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22"><text:span text:style-name="T25">Nom</text:span></text:p>
          </table:table-cell>
          <table:table-cell table:style-name="Table2.A1" office:value-type="string">
            <text:p text:style-name="P24">उग्रौ व्याघ्रौ</text:p>
          </table:table-cell>
          <table:table-cell table:style-name="Table2.A1" office:value-type="string">
            <text:p text:style-name="P24">प्रियाणि मित्राणि</text:p>
          </table:table-cell>
          <table:table-cell table:style-name="Table2.A1" office:value-type="string">
            <text:p text:style-name="P25">शूर<text:span text:style-name="T26">ा बाला</text:span></text:p>
          </table:table-cell>
        </table:table-row>
        <table:table-row>
          <table:table-cell table:style-name="Table2.A1" office:value-type="string">
            <text:p text:style-name="P22">Voc</text:p>
          </table:table-cell>
          <table:table-cell table:style-name="Table2.A1" office:value-type="string">
            <text:p text:style-name="P24">उग्रौ व्याघ्रौ</text:p>
          </table:table-cell>
          <table:table-cell table:style-name="Table2.A1" office:value-type="string">
            <text:p text:style-name="P24">प्रियाणि मित्राणि</text:p>
          </table:table-cell>
          <table:table-cell table:style-name="Table2.A1" office:value-type="string">
            <text:p text:style-name="P25">शूर<text:span text:style-name="T26">े बाले</text:span></text:p>
          </table:table-cell>
        </table:table-row>
        <table:table-row>
          <table:table-cell table:style-name="Table2.A1" office:value-type="string">
            <text:p text:style-name="P22">Acc</text:p>
          </table:table-cell>
          <table:table-cell table:style-name="Table2.A1" office:value-type="string">
            <text:p text:style-name="P24">उग्रौ व्याघ्रौ</text:p>
          </table:table-cell>
          <table:table-cell table:style-name="Table2.A1" office:value-type="string">
            <text:p text:style-name="P24">प्रियाणि मित्राणि</text:p>
          </table:table-cell>
          <table:table-cell table:style-name="Table2.A1" office:value-type="string">
            <text:p text:style-name="P25">शूर<text:span text:style-name="T26">ाम् बालाम्</text:span></text:p>
          </table:table-cell>
        </table:table-row>
        <table:table-row>
          <table:table-cell table:style-name="Table2.A1" office:value-type="string">
            <text:p text:style-name="P22">Inst</text:p>
          </table:table-cell>
          <table:table-cell table:style-name="Table2.A1" office:value-type="string">
            <text:p text:style-name="P24">उग्राभ्यम् व्याघ्राभ्यम्</text:p>
          </table:table-cell>
          <table:table-cell table:style-name="Table2.A1" office:value-type="string">
            <text:p text:style-name="P24">प्रियैः मित्रैः</text:p>
          </table:table-cell>
          <table:table-cell table:style-name="Table2.A1" office:value-type="string">
            <text:p text:style-name="P25">शूर<text:span text:style-name="T26">या बालया</text:span></text:p>
          </table:table-cell>
        </table:table-row>
        <table:table-row>
          <table:table-cell table:style-name="Table2.A1" office:value-type="string">
            <text:p text:style-name="P22">Dat</text:p>
          </table:table-cell>
          <table:table-cell table:style-name="Table2.A1" office:value-type="string">
            <text:p text:style-name="P24">उग्राभ्यम् व्याघ्राभ्यम्</text:p>
          </table:table-cell>
          <table:table-cell table:style-name="Table2.A1" office:value-type="string">
            <text:p text:style-name="P24">प्रियेभ्यः मित्रेभ्यः</text:p>
          </table:table-cell>
          <table:table-cell table:style-name="Table2.A1" office:value-type="string">
            <text:p text:style-name="P25">शूर<text:span text:style-name="T26">ायै बालायै</text:span></text:p>
          </table:table-cell>
        </table:table-row>
        <table:table-row>
          <table:table-cell table:style-name="Table2.A1" office:value-type="string">
            <text:p text:style-name="P22">Abl</text:p>
          </table:table-cell>
          <table:table-cell table:style-name="Table2.A1" office:value-type="string">
            <text:p text:style-name="P24">उग्राभ्यम् व्याघ्राभ्यम्</text:p>
          </table:table-cell>
          <table:table-cell table:style-name="Table2.A1" office:value-type="string">
            <text:p text:style-name="P24">प्रियेभ्यः मित्रेभ्यः</text:p>
          </table:table-cell>
          <table:table-cell table:style-name="Table2.A1" office:value-type="string">
            <text:p text:style-name="P25">शूर<text:span text:style-name="T26">ायाः बालायाः</text:span></text:p>
          </table:table-cell>
        </table:table-row>
        <table:table-row>
          <table:table-cell table:style-name="Table2.A1" office:value-type="string">
            <text:p text:style-name="P22">Gen</text:p>
          </table:table-cell>
          <table:table-cell table:style-name="Table2.A1" office:value-type="string">
            <text:p text:style-name="P24">उग्रयोः व्याघ्रयोः</text:p>
          </table:table-cell>
          <table:table-cell table:style-name="Table2.A1" office:value-type="string">
            <text:p text:style-name="P24">प्रियानाम् मित्रानाम्</text:p>
          </table:table-cell>
          <table:table-cell table:style-name="Table2.A1" office:value-type="string">
            <text:p text:style-name="P25">शूर<text:span text:style-name="T26">ायाः बालायाः</text:span></text:p>
          </table:table-cell>
        </table:table-row>
        <table:table-row>
          <table:table-cell table:style-name="Table2.A1" office:value-type="string">
            <text:p text:style-name="P22">Loc</text:p>
          </table:table-cell>
          <table:table-cell table:style-name="Table2.A1" office:value-type="string">
            <text:p text:style-name="P24">उग्रयोः व्याघ्रयोः</text:p>
          </table:table-cell>
          <table:table-cell table:style-name="Table2.A1" office:value-type="string">
            <text:p text:style-name="P24">प्रियेषु मित्रेषु</text:p>
          </table:table-cell>
          <table:table-cell table:style-name="Table2.A1" office:value-type="string">
            <text:p text:style-name="P25">शूर<text:span text:style-name="T26">ायाम् बालायाम्</text:span></text:p>
          </table:table-cell>
        </table:table-row>
      </table:table>
      <text:p text:style-name="P23"/>
      <text:p text:style-name="P28"/>
      <text:p text:style-name="P28"><text:soft-page-break/>4) Translate into English.</text:p>
      <text:p text:style-name="P28">१) भार्यां बालाः च दृष्ट्वा नरः तुष्टः पुरे गच्छति । <text:span text:style-name="T27">Жену и детей увидев, довольный человек в город идёт.</text:span></text:p>
      <text:p text:style-name="P28">२) पूजा अमरेभ्यः इति उ<text:span text:style-name="T27">क्</text:span>त्वा जनाः नमन्ति । <text:span text:style-name="T27">Пуджа бессмертным(богам), так сказав, люди поклоняются.</text:span></text:p>
      <text:p text:style-name="P28">३) युद्धेषु पृतनासु च चिन्ताः भवन्ति । <text:span text:style-name="T27">В битвах и сражениях заботы есть.</text:span></text:p>
      <text:p text:style-name="P28">४) अमराणां कथाः श्रुत्वा नरौ क्षेत्रे स्थितं वृक्षं प्रति गत्वा सीदतः । <text:span text:style-name="T27">О бессмертных расскзы услышав, два человека к в поле стоящему дереву подойдя, сели.</text:span></text:p>
      <text:p text:style-name="P28">५) प्रज्ञा जरायाम् इति प्रजा वदति । <text:span text:style-name="T27">Мудрость в старости – так потомство говорит.</text:span></text:p>
      <text:p text:style-name="P29">६) ईश्वरः प्रजानं पालः । <text:span text:style-name="T28">Владыка – потомков защитник.</text:span></text:p>
      <text:p text:style-name="P28">७) कन्यायाः प्रभां दृष्ट्वा कुमारः चिन्ताः विस्मरति (forgets) । <text:span text:style-name="T28">Девушки красоту увидев, юноша заботы забывает.</text:span></text:p>
      <text:p text:style-name="P28">८) अपि शूरैः जितानां उग्राणां कथां श्रुत्वा तान् (‘these’, Acc Pl Masc) शूरान् पूजयसि । <text:span text:style-name="T28">Даже о героями побежденых свирепых истории услышав этих героев почитай.</text:span></text:p>
      <text:p text:style-name="P28">९) बाला वृद्धा इति नरः चिन्तयति । <text:span text:style-name="T28">девочка выросла – так мужчина думает.</text:span></text:p>
      <text:p text:style-name="P28">१०) प्राज्ञः देवः इव सुखं जीवति । <text:span text:style-name="T28">мудрый как бог счастливо живёт.</text:span></text:p>
      <text:p text:style-name="P28"/>
      <text:p text:style-name="P28">Sītā’s Abductor Talks about Her and Her Husband, Rāma</text:p>
      <text:p text:style-name="P28">मया हि अपहृता भार्या अस्य सीता नाम जानकी । <text:span text:style-name="T29">мной же похищиная жена его по имени Сита <text:s/>Джанаки</text:span></text:p>
      <text:p text:style-name="P28">तां मोक्षयिषुः आयातः बद्<text:span text:style-name="T29">ध</text:span>वा सेत<text:span text:style-name="T29">ुं</text:span> महार्णवे ॥ <text:span text:style-name="T29">Её желающие освободить пришли, построив мост через море.</text:span></text:p>
      <text:p text:style-name="P28"/>
      <text:p text:style-name="P28">Advice for Politicians</text:p>
      <text:p text:style-name="P28">9</text:p>
      <text:p text:style-name="P28">न मनुष्याणां प्रकृतिना शक्यं राज्यं प्रशासितुम् । <text:span text:style-name="T29">Обчные люди природой не спосбоны царством управлять.</text:span></text:p>
      <text:p text:style-name="P28">ये हि दोषाः मनुष्याणां ते एव नृपस्य गुणाः ॥</text:p>
      <text:p text:style-name="P38">которые только недостатки людей, те даже царя достоинства.</text:p>
      <text:p text:style-name="P28"/>
      <text:p text:style-name="P28">Ask Yourself Where You Are in Life</text:p>
      <text:p text:style-name="P28">कः कालः कानि मित्राणि कः देशः कौ व्ययागमौ । <text:span text:style-name="T29">Какое время, какие друзья, какое место, какие изменения</text:span></text:p>
      <text:p text:style-name="P28"><text:soft-page-break/>कः च अहं का च मे शक्तिः इति चिन्त्यं मुहुः मुहुः ॥ <text:span text:style-name="T29">И какой я и какая моя сила – так следует думать опять и опять.</text:span></text:p>
      <text:p text:style-name="P28"/>
      <text:p text:style-name="P4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" svg:font-family="Lohi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wiss" style:font-pitch="variable"/>
    <style:font-face style:name="Noto Sans Devanagari2" svg:font-family="'Noto Sans Devanagari'" style:font-adornments="Regular" style:font-family-generic="swiss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AU">$</number:currency-symbol>
      <number:number number:decimal-places="2" number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AU">$</number:currency-symbol>
      <number:number number:decimal-places="2" number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21:00:22.284825218</meta:creation-date>
    <dc:date>2025-02-28T17:50:13.988058774</dc:date>
    <meta:editing-duration>P3DT20H49M29S</meta:editing-duration>
    <meta:editing-cycles>27</meta:editing-cycles>
    <meta:generator>LibreOffice/7.4.7.2$Linux_X86_64 LibreOffice_project/40$Build-2</meta:generator>
    <meta:document-statistic meta:table-count="2" meta:image-count="0" meta:object-count="0" meta:page-count="17" meta:paragraph-count="523" meta:word-count="4229" meta:character-count="19580" meta:non-whitespace-character-count="15732"/>
  </office:meta>
</office:document-meta>
</file>